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4682b4" draw:opacity="70%"/>
    </style:style>
    <style:style style:name="gr3" style:family="graphic" style:parent-style-name="standard">
      <style:graphic-properties draw:stroke="none" draw:fill="solid" draw:fill-color="#8b0000"/>
    </style:style>
    <style:style style:name="gr4" style:family="graphic" style:parent-style-name="standard">
      <style:graphic-properties draw:stroke="solid" svg:stroke-width="0.052cm" svg:stroke-color="#8b0000" draw:stroke-linejoin="round" svg:stroke-linecap="butt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52cm" svg:stroke-color="#000000" svg:stroke-opacity="10%" draw:stroke-linejoin="round" svg:stroke-linecap="square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2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587cm" fo:min-width="1.5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4682b4" draw:opacity="70%"/>
    </style:style>
    <style:style style:name="P3" style:family="paragraph">
      <loext:graphic-properties draw:fill="solid" draw:fill-color="#8b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35pt" style:font-size-asian="35pt" style:font-size-complex="35pt"/>
    </style:style>
    <style:style style:name="P9" style:family="paragraph">
      <loext:graphic-properties draw:fill="none"/>
      <style:text-properties fo:font-size="45pt" style:font-size-asian="45pt" style:font-size-complex="45pt"/>
    </style:style>
    <style:style style:name="T1" style:family="text">
      <style:text-properties fo:color="#000000" loext:opacity="100%" style:font-name="TimesNewRoman1" fo:font-size="24pt" fo:font-weight="normal" style:font-size-asian="24pt" style:font-weight-asian="normal" style:font-name-complex="TimesNewRoman1" style:font-size-complex="24pt" style:font-weight-complex="normal"/>
    </style:style>
    <style:style style:name="T2" style:family="text">
      <style:text-properties fo:color="#000000" loext:opacity="100%" style:font-name="TimesNewRoman1" fo:font-size="35pt" fo:font-weight="normal" style:font-size-asian="35pt" style:font-weight-asian="normal" style:font-name-complex="TimesNewRoman1" style:font-size-complex="35pt" style:font-weight-complex="normal"/>
    </style:style>
    <style:style style:name="T3" style:family="text">
      <style:text-properties fo:color="#000000" loext:opacity="100%" style:font-name="TimesNewRoman1" fo:font-size="45pt" fo:font-weight="normal" style:font-size-asian="45pt" style:font-weight-asian="normal" style:font-name-complex="TimesNewRoman1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3.15cm" svg:height="11.735cm" svg:x="2.574cm" svg:y="1.652cm" svg:viewBox="0 0 53151 11736" draw:points="0,11736 53151,11736 53151,0 0,0">
          <text:p/>
        </draw:polygon>
        <draw:polygon draw:style-name="gr2" draw:text-style-name="P2" draw:layer="layout" svg:width="0.916cm" svg:height="9.313cm" svg:x="2.918cm" svg:y="4.074cm" svg:viewBox="0 0 917 9314" draw:points="0,9314 917,9314 917,0 0,0">
          <text:p/>
        </draw:polygon>
        <draw:polygon draw:style-name="gr2" draw:text-style-name="P2" draw:layer="layout" svg:width="0.917cm" svg:height="11.201cm" svg:x="4.063cm" svg:y="2.186cm" svg:viewBox="0 0 918 11202" draw:points="0,11202 918,11202 918,0 0,0">
          <text:p/>
        </draw:polygon>
        <draw:polygon draw:style-name="gr2" draw:text-style-name="P2" draw:layer="layout" svg:width="0.916cm" svg:height="10.971cm" svg:x="5.209cm" svg:y="2.416cm" svg:viewBox="0 0 917 10972" draw:points="0,10972 917,10972 917,0 0,0">
          <text:p/>
        </draw:polygon>
        <draw:polygon draw:style-name="gr2" draw:text-style-name="P2" draw:layer="layout" svg:width="0.917cm" svg:height="10.542cm" svg:x="6.354cm" svg:y="2.845cm" svg:viewBox="0 0 918 10543" draw:points="0,10543 918,10543 918,0 0,0">
          <text:p/>
        </draw:polygon>
        <draw:polygon draw:style-name="gr2" draw:text-style-name="P2" draw:layer="layout" svg:width="0.916cm" svg:height="10.309cm" svg:x="7.5cm" svg:y="3.078cm" svg:viewBox="0 0 917 10310" draw:points="0,10310 917,10310 917,0 0,0">
          <text:p/>
        </draw:polygon>
        <draw:polygon draw:style-name="gr2" draw:text-style-name="P2" draw:layer="layout" svg:width="0.916cm" svg:height="7.479cm" svg:x="8.645cm" svg:y="5.908cm" svg:viewBox="0 0 917 7480" draw:points="0,7480 917,7480 917,0 0,0">
          <text:p/>
        </draw:polygon>
        <draw:polygon draw:style-name="gr2" draw:text-style-name="P2" draw:layer="layout" svg:width="0.916cm" svg:height="10.713cm" svg:x="9.791cm" svg:y="2.674cm" svg:viewBox="0 0 917 10714" draw:points="0,10714 917,10714 917,0 0,0">
          <text:p/>
        </draw:polygon>
        <draw:polygon draw:style-name="gr2" draw:text-style-name="P2" draw:layer="layout" svg:width="0.916cm" svg:height="10.416cm" svg:x="10.936cm" svg:y="2.971cm" svg:viewBox="0 0 917 10417" draw:points="0,10417 917,10417 917,0 0,0">
          <text:p/>
        </draw:polygon>
        <draw:polygon draw:style-name="gr2" draw:text-style-name="P2" draw:layer="layout" svg:width="0.917cm" svg:height="8.789cm" svg:x="12.081cm" svg:y="4.598cm" svg:viewBox="0 0 918 8790" draw:points="0,8790 918,8790 918,0 0,0">
          <text:p/>
        </draw:polygon>
        <draw:polygon draw:style-name="gr2" draw:text-style-name="P2" draw:layer="layout" svg:width="0.916cm" svg:height="8.856cm" svg:x="13.227cm" svg:y="4.531cm" svg:viewBox="0 0 917 8857" draw:points="0,8857 917,8857 917,0 0,0">
          <text:p/>
        </draw:polygon>
        <draw:polygon draw:style-name="gr2" draw:text-style-name="P2" draw:layer="layout" svg:width="0.917cm" svg:height="7.701cm" svg:x="14.372cm" svg:y="5.686cm" svg:viewBox="0 0 918 7702" draw:points="0,7702 918,7702 918,0 0,0">
          <text:p/>
        </draw:polygon>
        <draw:polygon draw:style-name="gr2" draw:text-style-name="P2" draw:layer="layout" svg:width="0.916cm" svg:height="5.757cm" svg:x="15.518cm" svg:y="7.63cm" svg:viewBox="0 0 917 5758" draw:points="0,5758 917,5758 917,0 0,0">
          <text:p/>
        </draw:polygon>
        <draw:polygon draw:style-name="gr2" draw:text-style-name="P2" draw:layer="layout" svg:width="0.917cm" svg:height="6.149cm" svg:x="16.663cm" svg:y="7.238cm" svg:viewBox="0 0 918 6150" draw:points="0,6150 918,6150 918,0 0,0">
          <text:p/>
        </draw:polygon>
        <draw:polygon draw:style-name="gr2" draw:text-style-name="P2" draw:layer="layout" svg:width="0.916cm" svg:height="8.698cm" svg:x="17.809cm" svg:y="4.689cm" svg:viewBox="0 0 917 8699" draw:points="0,8699 917,8699 917,0 0,0">
          <text:p/>
        </draw:polygon>
        <draw:polygon draw:style-name="gr2" draw:text-style-name="P2" draw:layer="layout" svg:width="0.917cm" svg:height="7.266cm" svg:x="18.954cm" svg:y="6.121cm" svg:viewBox="0 0 918 7267" draw:points="0,7267 918,7267 918,0 0,0">
          <text:p/>
        </draw:polygon>
        <draw:polygon draw:style-name="gr2" draw:text-style-name="P2" draw:layer="layout" svg:width="0.916cm" svg:height="5.872cm" svg:x="20.1cm" svg:y="7.515cm" svg:viewBox="0 0 917 5873" draw:points="0,5873 917,5873 917,0 0,0">
          <text:p/>
        </draw:polygon>
        <draw:polygon draw:style-name="gr2" draw:text-style-name="P2" draw:layer="layout" svg:width="0.917cm" svg:height="8.994cm" svg:x="21.245cm" svg:y="4.393cm" svg:viewBox="0 0 918 8995" draw:points="0,8995 918,8995 918,0 0,0">
          <text:p/>
        </draw:polygon>
        <draw:polygon draw:style-name="gr2" draw:text-style-name="P2" draw:layer="layout" svg:width="0.916cm" svg:height="6.95cm" svg:x="22.391cm" svg:y="6.437cm" svg:viewBox="0 0 917 6951" draw:points="0,6951 917,6951 917,0 0,0">
          <text:p/>
        </draw:polygon>
        <draw:polygon draw:style-name="gr2" draw:text-style-name="P2" draw:layer="layout" svg:width="0.916cm" svg:height="7.823cm" svg:x="23.536cm" svg:y="5.564cm" svg:viewBox="0 0 917 7824" draw:points="0,7824 917,7824 917,0 0,0">
          <text:p/>
        </draw:polygon>
        <draw:polygon draw:style-name="gr2" draw:text-style-name="P2" draw:layer="layout" svg:width="0.916cm" svg:height="10.643cm" svg:x="24.682cm" svg:y="2.744cm" svg:viewBox="0 0 917 10644" draw:points="0,10644 917,10644 917,0 0,0">
          <text:p/>
        </draw:polygon>
        <draw:polygon draw:style-name="gr2" draw:text-style-name="P2" draw:layer="layout" svg:width="0.916cm" svg:height="5.85cm" svg:x="25.827cm" svg:y="7.537cm" svg:viewBox="0 0 917 5851" draw:points="0,5851 917,5851 917,0 0,0">
          <text:p/>
        </draw:polygon>
        <draw:polygon draw:style-name="gr2" draw:text-style-name="P2" draw:layer="layout" svg:width="0.917cm" svg:height="6.746cm" svg:x="26.972cm" svg:y="6.641cm" svg:viewBox="0 0 918 6747" draw:points="0,6747 918,6747 918,0 0,0">
          <text:p/>
        </draw:polygon>
        <draw:polygon draw:style-name="gr2" draw:text-style-name="P2" draw:layer="layout" svg:width="0.916cm" svg:height="5.533cm" svg:x="28.118cm" svg:y="7.854cm" svg:viewBox="0 0 917 5534" draw:points="0,5534 917,5534 917,0 0,0">
          <text:p/>
        </draw:polygon>
        <draw:polygon draw:style-name="gr2" draw:text-style-name="P2" draw:layer="layout" svg:width="0.917cm" svg:height="4.009cm" svg:x="29.263cm" svg:y="9.378cm" svg:viewBox="0 0 918 4010" draw:points="0,4010 918,4010 918,0 0,0">
          <text:p/>
        </draw:polygon>
        <draw:polygon draw:style-name="gr2" draw:text-style-name="P2" draw:layer="layout" svg:width="0.916cm" svg:height="7.288cm" svg:x="30.409cm" svg:y="6.099cm" svg:viewBox="0 0 917 7289" draw:points="0,7289 917,7289 917,0 0,0">
          <text:p/>
        </draw:polygon>
        <draw:polygon draw:style-name="gr2" draw:text-style-name="P2" draw:layer="layout" svg:width="0.917cm" svg:height="5.475cm" svg:x="31.554cm" svg:y="7.912cm" svg:viewBox="0 0 918 5476" draw:points="0,5476 918,5476 918,0 0,0">
          <text:p/>
        </draw:polygon>
        <draw:polygon draw:style-name="gr2" draw:text-style-name="P2" draw:layer="layout" svg:width="0.916cm" svg:height="7.244cm" svg:x="32.7cm" svg:y="6.143cm" svg:viewBox="0 0 917 7245" draw:points="0,7245 917,7245 917,0 0,0">
          <text:p/>
        </draw:polygon>
        <draw:polygon draw:style-name="gr2" draw:text-style-name="P2" draw:layer="layout" svg:width="0.917cm" svg:height="7.438cm" svg:x="33.845cm" svg:y="5.949cm" svg:viewBox="0 0 918 7439" draw:points="0,7439 918,7439 918,0 0,0">
          <text:p/>
        </draw:polygon>
        <draw:polygon draw:style-name="gr2" draw:text-style-name="P2" draw:layer="layout" svg:width="0.915cm" svg:height="0cm" svg:x="34.991cm" svg:y="13.387cm" svg:viewBox="0 0 916 0" draw:points="0,0 916,0">
          <text:p/>
        </draw:polygon>
        <draw:polygon draw:style-name="gr2" draw:text-style-name="P2" draw:layer="layout" svg:width="0.917cm" svg:height="7.498cm" svg:x="36.136cm" svg:y="5.889cm" svg:viewBox="0 0 918 7499" draw:points="0,7499 918,7499 918,0 0,0">
          <text:p/>
        </draw:polygon>
        <draw:polygon draw:style-name="gr2" draw:text-style-name="P2" draw:layer="layout" svg:width="0.916cm" svg:height="7.083cm" svg:x="37.282cm" svg:y="6.304cm" svg:viewBox="0 0 917 7084" draw:points="0,7084 917,7084 917,0 0,0">
          <text:p/>
        </draw:polygon>
        <draw:polygon draw:style-name="gr2" draw:text-style-name="P2" draw:layer="layout" svg:width="0.916cm" svg:height="4.698cm" svg:x="38.427cm" svg:y="8.689cm" svg:viewBox="0 0 917 4699" draw:points="0,4699 917,4699 917,0 0,0">
          <text:p/>
        </draw:polygon>
        <draw:polygon draw:style-name="gr2" draw:text-style-name="P2" draw:layer="layout" svg:width="0.916cm" svg:height="4.788cm" svg:x="39.573cm" svg:y="8.599cm" svg:viewBox="0 0 917 4789" draw:points="0,4789 917,4789 917,0 0,0">
          <text:p/>
        </draw:polygon>
        <draw:polygon draw:style-name="gr2" draw:text-style-name="P2" draw:layer="layout" svg:width="0.916cm" svg:height="6.161cm" svg:x="40.718cm" svg:y="7.226cm" svg:viewBox="0 0 917 6162" draw:points="0,6162 917,6162 917,0 0,0">
          <text:p/>
        </draw:polygon>
        <draw:polygon draw:style-name="gr2" draw:text-style-name="P2" draw:layer="layout" svg:width="0.916cm" svg:height="5.382cm" svg:x="41.864cm" svg:y="8.005cm" svg:viewBox="0 0 917 5383" draw:points="0,5383 917,5383 917,0 0,0">
          <text:p/>
        </draw:polygon>
        <draw:polygon draw:style-name="gr2" draw:text-style-name="P2" draw:layer="layout" svg:width="0.916cm" svg:height="2.007cm" svg:x="43.009cm" svg:y="11.38cm" svg:viewBox="0 0 917 2008" draw:points="0,2008 917,2008 917,0 0,0">
          <text:p/>
        </draw:polygon>
        <draw:polygon draw:style-name="gr2" draw:text-style-name="P2" draw:layer="layout" svg:width="0.917cm" svg:height="1.16cm" svg:x="44.154cm" svg:y="12.227cm" svg:viewBox="0 0 918 1161" draw:points="0,1161 918,1161 918,0 0,0">
          <text:p/>
        </draw:polygon>
        <draw:polygon draw:style-name="gr2" draw:text-style-name="P2" draw:layer="layout" svg:width="0.916cm" svg:height="2.784cm" svg:x="45.3cm" svg:y="10.603cm" svg:viewBox="0 0 917 2785" draw:points="0,2785 917,2785 917,0 0,0">
          <text:p/>
        </draw:polygon>
        <draw:polygon draw:style-name="gr2" draw:text-style-name="P2" draw:layer="layout" svg:width="0.917cm" svg:height="3.763cm" svg:x="46.445cm" svg:y="9.624cm" svg:viewBox="0 0 918 3764" draw:points="0,3764 918,3764 918,0 0,0">
          <text:p/>
        </draw:polygon>
        <draw:polygon draw:style-name="gr2" draw:text-style-name="P2" draw:layer="layout" svg:width="0.916cm" svg:height="2.423cm" svg:x="47.591cm" svg:y="10.964cm" svg:viewBox="0 0 917 2424" draw:points="0,2424 917,2424 917,0 0,0">
          <text:p/>
        </draw:polygon>
        <draw:polygon draw:style-name="gr2" draw:text-style-name="P2" draw:layer="layout" svg:width="0.917cm" svg:height="3.446cm" svg:x="48.736cm" svg:y="9.941cm" svg:viewBox="0 0 918 3447" draw:points="0,3447 918,3447 918,0 0,0">
          <text:p/>
        </draw:polygon>
        <draw:polygon draw:style-name="gr2" draw:text-style-name="P2" draw:layer="layout" svg:width="0.916cm" svg:height="1.547cm" svg:x="49.882cm" svg:y="11.84cm" svg:viewBox="0 0 917 1548" draw:points="0,1548 917,1548 917,0 0,0">
          <text:p/>
        </draw:polygon>
        <draw:polygon draw:style-name="gr2" draw:text-style-name="P2" draw:layer="layout" svg:width="0.917cm" svg:height="3.439cm" svg:x="51.027cm" svg:y="9.948cm" svg:viewBox="0 0 918 3440" draw:points="0,3440 918,3440 918,0 0,0">
          <text:p/>
        </draw:polygon>
        <draw:polygon draw:style-name="gr2" draw:text-style-name="P2" draw:layer="layout" svg:width="0.916cm" svg:height="4.21cm" svg:x="52.173cm" svg:y="9.177cm" svg:viewBox="0 0 917 4211" draw:points="0,4211 917,4211 917,0 0,0">
          <text:p/>
        </draw:polygon>
        <draw:polygon draw:style-name="gr2" draw:text-style-name="P2" draw:layer="layout" svg:width="0.917cm" svg:height="1.155cm" svg:x="53.318cm" svg:y="12.232cm" svg:viewBox="0 0 918 1156" draw:points="0,1156 918,1156 918,0 0,0">
          <text:p/>
        </draw:polygon>
        <draw:polygon draw:style-name="gr2" draw:text-style-name="P2" draw:layer="layout" svg:width="0.916cm" svg:height="1.087cm" svg:x="54.464cm" svg:y="12.3cm" svg:viewBox="0 0 917 1088" draw:points="0,1088 917,1088 917,0 0,0">
          <text:p/>
        </draw:polygon>
        <draw:polygon draw:style-name="gr3" draw:text-style-name="P3" draw:layer="layout" svg:width="0.933cm" svg:height="0cm" svg:x="2.909cm" svg:y="7.373cm" svg:viewBox="0 0 934 0" draw:points="934,0 0,0">
          <text:p/>
        </draw:polygon>
        <draw:line draw:style-name="gr4" draw:text-style-name="P4" draw:layer="layout" svg:x1="3.843cm" svg:y1="7.373cm" svg:x2="2.909cm" svg:y2="7.373cm">
          <text:p/>
        </draw:line>
        <draw:polygon draw:style-name="gr3" draw:text-style-name="P3" draw:layer="layout" svg:width="0.932cm" svg:height="0cm" svg:x="4.055cm" svg:y="13.047cm" svg:viewBox="0 0 933 0" draw:points="933,0 0,0">
          <text:p/>
        </draw:polygon>
        <draw:line draw:style-name="gr4" draw:text-style-name="P4" draw:layer="layout" svg:x1="4.988cm" svg:y1="13.047cm" svg:x2="4.055cm" svg:y2="13.047cm">
          <text:p/>
        </draw:line>
        <draw:polygon draw:style-name="gr3" draw:text-style-name="P3" draw:layer="layout" svg:width="0.933cm" svg:height="0cm" svg:x="5.2cm" svg:y="13.2cm" svg:viewBox="0 0 934 0" draw:points="934,0 0,0">
          <text:p/>
        </draw:polygon>
        <draw:line draw:style-name="gr4" draw:text-style-name="P4" draw:layer="layout" svg:x1="6.134cm" svg:y1="13.2cm" svg:x2="5.2cm" svg:y2="13.2cm">
          <text:p/>
        </draw:line>
        <draw:polygon draw:style-name="gr3" draw:text-style-name="P3" draw:layer="layout" svg:width="0.932cm" svg:height="0cm" svg:x="6.346cm" svg:y="13.2cm" svg:viewBox="0 0 933 0" draw:points="933,0 0,0">
          <text:p/>
        </draw:polygon>
        <draw:line draw:style-name="gr4" draw:text-style-name="P4" draw:layer="layout" svg:x1="7.279cm" svg:y1="13.2cm" svg:x2="6.346cm" svg:y2="13.2cm">
          <text:p/>
        </draw:line>
        <draw:polygon draw:style-name="gr3" draw:text-style-name="P3" draw:layer="layout" svg:width="0.932cm" svg:height="0cm" svg:x="7.491cm" svg:y="12.857cm" svg:viewBox="0 0 933 0" draw:points="933,0 0,0">
          <text:p/>
        </draw:polygon>
        <draw:line draw:style-name="gr4" draw:text-style-name="P4" draw:layer="layout" svg:x1="8.424cm" svg:y1="12.857cm" svg:x2="7.491cm" svg:y2="12.857cm">
          <text:p/>
        </draw:line>
        <draw:polygon draw:style-name="gr3" draw:text-style-name="P3" draw:layer="layout" svg:width="0.932cm" svg:height="0cm" svg:x="8.637cm" svg:y="11.885cm" svg:viewBox="0 0 933 0" draw:points="933,0 0,0">
          <text:p/>
        </draw:polygon>
        <draw:line draw:style-name="gr4" draw:text-style-name="P4" draw:layer="layout" svg:x1="9.57cm" svg:y1="11.885cm" svg:x2="8.637cm" svg:y2="11.885cm">
          <text:p/>
        </draw:line>
        <draw:polygon draw:style-name="gr3" draw:text-style-name="P3" draw:layer="layout" svg:width="0.932cm" svg:height="0cm" svg:x="9.782cm" svg:y="11.757cm" svg:viewBox="0 0 933 0" draw:points="933,0 0,0">
          <text:p/>
        </draw:polygon>
        <draw:line draw:style-name="gr4" draw:text-style-name="P4" draw:layer="layout" svg:x1="10.715cm" svg:y1="11.757cm" svg:x2="9.782cm" svg:y2="11.757cm">
          <text:p/>
        </draw:line>
        <draw:polygon draw:style-name="gr3" draw:text-style-name="P3" draw:layer="layout" svg:width="0.932cm" svg:height="0cm" svg:x="10.928cm" svg:y="12.817cm" svg:viewBox="0 0 933 0" draw:points="933,0 0,0">
          <text:p/>
        </draw:polygon>
        <draw:line draw:style-name="gr4" draw:text-style-name="P4" draw:layer="layout" svg:x1="11.861cm" svg:y1="12.817cm" svg:x2="10.928cm" svg:y2="12.817cm">
          <text:p/>
        </draw:line>
        <draw:polygon draw:style-name="gr3" draw:text-style-name="P3" draw:layer="layout" svg:width="0.932cm" svg:height="0cm" svg:x="12.073cm" svg:y="8.712cm" svg:viewBox="0 0 933 0" draw:points="933,0 0,0">
          <text:p/>
        </draw:polygon>
        <draw:line draw:style-name="gr4" draw:text-style-name="P4" draw:layer="layout" svg:x1="13.006cm" svg:y1="8.712cm" svg:x2="12.073cm" svg:y2="8.712cm">
          <text:p/>
        </draw:line>
        <draw:polygon draw:style-name="gr3" draw:text-style-name="P3" draw:layer="layout" svg:width="0.933cm" svg:height="0cm" svg:x="13.218cm" svg:y="11.754cm" svg:viewBox="0 0 934 0" draw:points="934,0 0,0">
          <text:p/>
        </draw:polygon>
        <draw:line draw:style-name="gr4" draw:text-style-name="P4" draw:layer="layout" svg:x1="14.152cm" svg:y1="11.754cm" svg:x2="13.218cm" svg:y2="11.754cm">
          <text:p/>
        </draw:line>
        <draw:polygon draw:style-name="gr3" draw:text-style-name="P3" draw:layer="layout" svg:width="0.932cm" svg:height="0cm" svg:x="14.364cm" svg:y="11.03cm" svg:viewBox="0 0 933 0" draw:points="933,0 0,0">
          <text:p/>
        </draw:polygon>
        <draw:line draw:style-name="gr4" draw:text-style-name="P4" draw:layer="layout" svg:x1="15.297cm" svg:y1="11.03cm" svg:x2="14.364cm" svg:y2="11.03cm">
          <text:p/>
        </draw:line>
        <draw:polygon draw:style-name="gr3" draw:text-style-name="P3" draw:layer="layout" svg:width="0.933cm" svg:height="0cm" svg:x="15.509cm" svg:y="7.373cm" svg:viewBox="0 0 934 0" draw:points="934,0 0,0">
          <text:p/>
        </draw:polygon>
        <draw:line draw:style-name="gr4" draw:text-style-name="P4" draw:layer="layout" svg:x1="16.443cm" svg:y1="7.373cm" svg:x2="15.509cm" svg:y2="7.373cm">
          <text:p/>
        </draw:line>
        <draw:polygon draw:style-name="gr3" draw:text-style-name="P3" draw:layer="layout" svg:width="0.932cm" svg:height="0cm" svg:x="16.655cm" svg:y="11.718cm" svg:viewBox="0 0 933 0" draw:points="933,0 0,0">
          <text:p/>
        </draw:polygon>
        <draw:line draw:style-name="gr4" draw:text-style-name="P4" draw:layer="layout" svg:x1="17.588cm" svg:y1="11.718cm" svg:x2="16.655cm" svg:y2="11.718cm">
          <text:p/>
        </draw:line>
        <draw:polygon draw:style-name="gr3" draw:text-style-name="P3" draw:layer="layout" svg:width="0.933cm" svg:height="0cm" svg:x="17.8cm" svg:y="7.415cm" svg:viewBox="0 0 934 0" draw:points="934,0 0,0">
          <text:p/>
        </draw:polygon>
        <draw:line draw:style-name="gr4" draw:text-style-name="P4" draw:layer="layout" svg:x1="18.734cm" svg:y1="7.415cm" svg:x2="17.8cm" svg:y2="7.415cm">
          <text:p/>
        </draw:line>
        <draw:polygon draw:style-name="gr3" draw:text-style-name="P3" draw:layer="layout" svg:width="0.932cm" svg:height="0cm" svg:x="18.946cm" svg:y="10.986cm" svg:viewBox="0 0 933 0" draw:points="933,0 0,0">
          <text:p/>
        </draw:polygon>
        <draw:line draw:style-name="gr4" draw:text-style-name="P4" draw:layer="layout" svg:x1="19.879cm" svg:y1="10.986cm" svg:x2="18.946cm" svg:y2="10.986cm">
          <text:p/>
        </draw:line>
        <draw:polygon draw:style-name="gr3" draw:text-style-name="P3" draw:layer="layout" svg:width="0.933cm" svg:height="0cm" svg:x="20.091cm" svg:y="13.227cm" svg:viewBox="0 0 934 0" draw:points="934,0 0,0">
          <text:p/>
        </draw:polygon>
        <draw:line draw:style-name="gr4" draw:text-style-name="P4" draw:layer="layout" svg:x1="21.025cm" svg:y1="13.227cm" svg:x2="20.091cm" svg:y2="13.227cm">
          <text:p/>
        </draw:line>
        <draw:polygon draw:style-name="gr3" draw:text-style-name="P3" draw:layer="layout" svg:width="0.932cm" svg:height="0cm" svg:x="21.237cm" svg:y="7.285cm" svg:viewBox="0 0 933 0" draw:points="933,0 0,0">
          <text:p/>
        </draw:polygon>
        <draw:line draw:style-name="gr4" draw:text-style-name="P4" draw:layer="layout" svg:x1="22.17cm" svg:y1="7.285cm" svg:x2="21.237cm" svg:y2="7.285cm">
          <text:p/>
        </draw:line>
        <draw:polygon draw:style-name="gr3" draw:text-style-name="P3" draw:layer="layout" svg:width="0.932cm" svg:height="0cm" svg:x="22.382cm" svg:y="8.288cm" svg:viewBox="0 0 933 0" draw:points="933,0 0,0">
          <text:p/>
        </draw:polygon>
        <draw:line draw:style-name="gr4" draw:text-style-name="P4" draw:layer="layout" svg:x1="23.315cm" svg:y1="8.288cm" svg:x2="22.382cm" svg:y2="8.288cm">
          <text:p/>
        </draw:line>
        <draw:polygon draw:style-name="gr3" draw:text-style-name="P3" draw:layer="layout" svg:width="0.932cm" svg:height="0cm" svg:x="23.528cm" svg:y="10.96cm" svg:viewBox="0 0 933 0" draw:points="933,0 0,0">
          <text:p/>
        </draw:polygon>
        <draw:line draw:style-name="gr4" draw:text-style-name="P4" draw:layer="layout" svg:x1="24.461cm" svg:y1="10.96cm" svg:x2="23.528cm" svg:y2="10.96cm">
          <text:p/>
        </draw:line>
        <draw:polygon draw:style-name="gr3" draw:text-style-name="P3" draw:layer="layout" svg:width="0.932cm" svg:height="0cm" svg:x="24.673cm" svg:y="11.07cm" svg:viewBox="0 0 933 0" draw:points="933,0 0,0">
          <text:p/>
        </draw:polygon>
        <draw:line draw:style-name="gr4" draw:text-style-name="P4" draw:layer="layout" svg:x1="25.606cm" svg:y1="11.07cm" svg:x2="24.673cm" svg:y2="11.07cm">
          <text:p/>
        </draw:line>
        <draw:polygon draw:style-name="gr3" draw:text-style-name="P3" draw:layer="layout" svg:width="0.932cm" svg:height="0cm" svg:x="25.819cm" svg:y="12.509cm" svg:viewBox="0 0 933 0" draw:points="933,0 0,0">
          <text:p/>
        </draw:polygon>
        <draw:line draw:style-name="gr4" draw:text-style-name="P4" draw:layer="layout" svg:x1="26.752cm" svg:y1="12.509cm" svg:x2="25.819cm" svg:y2="12.509cm">
          <text:p/>
        </draw:line>
        <draw:polygon draw:style-name="gr3" draw:text-style-name="P3" draw:layer="layout" svg:width="0.932cm" svg:height="0cm" svg:x="26.964cm" svg:y="9.469cm" svg:viewBox="0 0 933 0" draw:points="933,0 0,0">
          <text:p/>
        </draw:polygon>
        <draw:line draw:style-name="gr4" draw:text-style-name="P4" draw:layer="layout" svg:x1="27.897cm" svg:y1="9.469cm" svg:x2="26.964cm" svg:y2="9.469cm">
          <text:p/>
        </draw:line>
        <draw:polygon draw:style-name="gr3" draw:text-style-name="P3" draw:layer="layout" svg:width="0.933cm" svg:height="0cm" svg:x="28.109cm" svg:y="9.791cm" svg:viewBox="0 0 934 0" draw:points="934,0 0,0">
          <text:p/>
        </draw:polygon>
        <draw:line draw:style-name="gr4" draw:text-style-name="P4" draw:layer="layout" svg:x1="29.043cm" svg:y1="9.791cm" svg:x2="28.109cm" svg:y2="9.791cm">
          <text:p/>
        </draw:line>
        <draw:polygon draw:style-name="gr3" draw:text-style-name="P3" draw:layer="layout" svg:width="0.932cm" svg:height="0cm" svg:x="29.255cm" svg:y="12.549cm" svg:viewBox="0 0 933 0" draw:points="933,0 0,0">
          <text:p/>
        </draw:polygon>
        <draw:line draw:style-name="gr4" draw:text-style-name="P4" draw:layer="layout" svg:x1="30.188cm" svg:y1="12.549cm" svg:x2="29.255cm" svg:y2="12.549cm">
          <text:p/>
        </draw:line>
        <draw:polygon draw:style-name="gr3" draw:text-style-name="P3" draw:layer="layout" svg:width="0.933cm" svg:height="0cm" svg:x="30.4cm" svg:y="12.37cm" svg:viewBox="0 0 934 0" draw:points="934,0 0,0">
          <text:p/>
        </draw:polygon>
        <draw:line draw:style-name="gr4" draw:text-style-name="P4" draw:layer="layout" svg:x1="31.334cm" svg:y1="12.37cm" svg:x2="30.4cm" svg:y2="12.37cm">
          <text:p/>
        </draw:line>
        <draw:polygon draw:style-name="gr3" draw:text-style-name="P3" draw:layer="layout" svg:width="0.932cm" svg:height="0cm" svg:x="31.546cm" svg:y="11.977cm" svg:viewBox="0 0 933 0" draw:points="933,0 0,0">
          <text:p/>
        </draw:polygon>
        <draw:line draw:style-name="gr4" draw:text-style-name="P4" draw:layer="layout" svg:x1="32.479cm" svg:y1="11.977cm" svg:x2="31.546cm" svg:y2="11.977cm">
          <text:p/>
        </draw:line>
        <draw:polygon draw:style-name="gr3" draw:text-style-name="P3" draw:layer="layout" svg:width="0.933cm" svg:height="0cm" svg:x="32.691cm" svg:y="6.696cm" svg:viewBox="0 0 934 0" draw:points="934,0 0,0">
          <text:p/>
        </draw:polygon>
        <draw:line draw:style-name="gr4" draw:text-style-name="P4" draw:layer="layout" svg:x1="33.625cm" svg:y1="6.696cm" svg:x2="32.691cm" svg:y2="6.696cm">
          <text:p/>
        </draw:line>
        <draw:polygon draw:style-name="gr3" draw:text-style-name="P3" draw:layer="layout" svg:width="0.932cm" svg:height="0cm" svg:x="33.837cm" svg:y="12.688cm" svg:viewBox="0 0 933 0" draw:points="933,0 0,0">
          <text:p/>
        </draw:polygon>
        <draw:line draw:style-name="gr4" draw:text-style-name="P4" draw:layer="layout" svg:x1="34.77cm" svg:y1="12.688cm" svg:x2="33.837cm" svg:y2="12.688cm">
          <text:p/>
        </draw:line>
        <draw:polygon draw:style-name="gr3" draw:text-style-name="P3" draw:layer="layout" svg:width="0.933cm" svg:height="0cm" svg:x="34.982cm" svg:y="8.023cm" svg:viewBox="0 0 934 0" draw:points="934,0 0,0">
          <text:p/>
        </draw:polygon>
        <draw:line draw:style-name="gr4" draw:text-style-name="P4" draw:layer="layout" svg:x1="35.916cm" svg:y1="8.023cm" svg:x2="34.982cm" svg:y2="8.023cm">
          <text:p/>
        </draw:line>
        <draw:polygon draw:style-name="gr3" draw:text-style-name="P3" draw:layer="layout" svg:width="0.932cm" svg:height="0cm" svg:x="36.128cm" svg:y="11.729cm" svg:viewBox="0 0 933 0" draw:points="933,0 0,0">
          <text:p/>
        </draw:polygon>
        <draw:line draw:style-name="gr4" draw:text-style-name="P4" draw:layer="layout" svg:x1="37.061cm" svg:y1="11.729cm" svg:x2="36.128cm" svg:y2="11.729cm">
          <text:p/>
        </draw:line>
        <draw:polygon draw:style-name="gr3" draw:text-style-name="P3" draw:layer="layout" svg:width="0.933cm" svg:height="0cm" svg:x="37.273cm" svg:y="12.892cm" svg:viewBox="0 0 934 0" draw:points="934,0 0,0">
          <text:p/>
        </draw:polygon>
        <draw:line draw:style-name="gr4" draw:text-style-name="P4" draw:layer="layout" svg:x1="38.207cm" svg:y1="12.892cm" svg:x2="37.273cm" svg:y2="12.892cm">
          <text:p/>
        </draw:line>
        <draw:polygon draw:style-name="gr3" draw:text-style-name="P3" draw:layer="layout" svg:width="0.932cm" svg:height="0cm" svg:x="38.419cm" svg:y="10.984cm" svg:viewBox="0 0 933 0" draw:points="933,0 0,0">
          <text:p/>
        </draw:polygon>
        <draw:line draw:style-name="gr4" draw:text-style-name="P4" draw:layer="layout" svg:x1="39.352cm" svg:y1="10.984cm" svg:x2="38.419cm" svg:y2="10.984cm">
          <text:p/>
        </draw:line>
        <draw:polygon draw:style-name="gr3" draw:text-style-name="P3" draw:layer="layout" svg:width="0.932cm" svg:height="0cm" svg:x="39.564cm" svg:y="12.997cm" svg:viewBox="0 0 933 0" draw:points="933,0 0,0">
          <text:p/>
        </draw:polygon>
        <draw:line draw:style-name="gr4" draw:text-style-name="P4" draw:layer="layout" svg:x1="40.497cm" svg:y1="12.997cm" svg:x2="39.564cm" svg:y2="12.997cm">
          <text:p/>
        </draw:line>
        <draw:polygon draw:style-name="gr3" draw:text-style-name="P3" draw:layer="layout" svg:width="0.932cm" svg:height="0cm" svg:x="40.71cm" svg:y="12.534cm" svg:viewBox="0 0 933 0" draw:points="933,0 0,0">
          <text:p/>
        </draw:polygon>
        <draw:line draw:style-name="gr4" draw:text-style-name="P4" draw:layer="layout" svg:x1="41.643cm" svg:y1="12.534cm" svg:x2="40.71cm" svg:y2="12.534cm">
          <text:p/>
        </draw:line>
        <draw:polygon draw:style-name="gr3" draw:text-style-name="P3" draw:layer="layout" svg:width="0.932cm" svg:height="0cm" svg:x="41.855cm" svg:y="13.195cm" svg:viewBox="0 0 933 0" draw:points="933,0 0,0">
          <text:p/>
        </draw:polygon>
        <draw:line draw:style-name="gr4" draw:text-style-name="P4" draw:layer="layout" svg:x1="42.788cm" svg:y1="13.195cm" svg:x2="41.855cm" svg:y2="13.195cm">
          <text:p/>
        </draw:line>
        <draw:polygon draw:style-name="gr3" draw:text-style-name="P3" draw:layer="layout" svg:width="0.933cm" svg:height="0cm" svg:x="43cm" svg:y="10.525cm" svg:viewBox="0 0 934 0" draw:points="934,0 0,0">
          <text:p/>
        </draw:polygon>
        <draw:line draw:style-name="gr4" draw:text-style-name="P4" draw:layer="layout" svg:x1="43.934cm" svg:y1="10.525cm" svg:x2="43cm" svg:y2="10.525cm">
          <text:p/>
        </draw:line>
        <draw:polygon draw:style-name="gr3" draw:text-style-name="P3" draw:layer="layout" svg:width="0.932cm" svg:height="0cm" svg:x="44.146cm" svg:y="12.486cm" svg:viewBox="0 0 933 0" draw:points="933,0 0,0">
          <text:p/>
        </draw:polygon>
        <draw:line draw:style-name="gr4" draw:text-style-name="P4" draw:layer="layout" svg:x1="45.079cm" svg:y1="12.486cm" svg:x2="44.146cm" svg:y2="12.486cm">
          <text:p/>
        </draw:line>
        <draw:polygon draw:style-name="gr3" draw:text-style-name="P3" draw:layer="layout" svg:width="0.933cm" svg:height="0cm" svg:x="45.291cm" svg:y="12.936cm" svg:viewBox="0 0 934 0" draw:points="934,0 0,0">
          <text:p/>
        </draw:polygon>
        <draw:line draw:style-name="gr4" draw:text-style-name="P4" draw:layer="layout" svg:x1="46.225cm" svg:y1="12.936cm" svg:x2="45.291cm" svg:y2="12.936cm">
          <text:p/>
        </draw:line>
        <draw:polygon draw:style-name="gr3" draw:text-style-name="P3" draw:layer="layout" svg:width="0.932cm" svg:height="0cm" svg:x="46.437cm" svg:y="11.941cm" svg:viewBox="0 0 933 0" draw:points="933,0 0,0">
          <text:p/>
        </draw:polygon>
        <draw:line draw:style-name="gr4" draw:text-style-name="P4" draw:layer="layout" svg:x1="47.37cm" svg:y1="11.941cm" svg:x2="46.437cm" svg:y2="11.941cm">
          <text:p/>
        </draw:line>
        <draw:polygon draw:style-name="gr3" draw:text-style-name="P3" draw:layer="layout" svg:width="0.933cm" svg:height="0cm" svg:x="47.582cm" svg:y="13.14cm" svg:viewBox="0 0 934 0" draw:points="934,0 0,0">
          <text:p/>
        </draw:polygon>
        <draw:line draw:style-name="gr4" draw:text-style-name="P4" draw:layer="layout" svg:x1="48.516cm" svg:y1="13.14cm" svg:x2="47.582cm" svg:y2="13.14cm">
          <text:p/>
        </draw:line>
        <draw:polygon draw:style-name="gr3" draw:text-style-name="P3" draw:layer="layout" svg:width="0.932cm" svg:height="0cm" svg:x="48.728cm" svg:y="13.083cm" svg:viewBox="0 0 933 0" draw:points="933,0 0,0">
          <text:p/>
        </draw:polygon>
        <draw:line draw:style-name="gr4" draw:text-style-name="P4" draw:layer="layout" svg:x1="49.661cm" svg:y1="13.083cm" svg:x2="48.728cm" svg:y2="13.083cm">
          <text:p/>
        </draw:line>
        <draw:polygon draw:style-name="gr3" draw:text-style-name="P3" draw:layer="layout" svg:width="0.933cm" svg:height="0cm" svg:x="49.873cm" svg:y="13.022cm" svg:viewBox="0 0 934 0" draw:points="934,0 0,0">
          <text:p/>
        </draw:polygon>
        <draw:line draw:style-name="gr4" draw:text-style-name="P4" draw:layer="layout" svg:x1="50.807cm" svg:y1="13.022cm" svg:x2="49.873cm" svg:y2="13.022cm">
          <text:p/>
        </draw:line>
        <draw:polygon draw:style-name="gr3" draw:text-style-name="P3" draw:layer="layout" svg:width="0.932cm" svg:height="0cm" svg:x="51.019cm" svg:y="12.999cm" svg:viewBox="0 0 933 0" draw:points="933,0 0,0">
          <text:p/>
        </draw:polygon>
        <draw:line draw:style-name="gr4" draw:text-style-name="P4" draw:layer="layout" svg:x1="51.952cm" svg:y1="12.999cm" svg:x2="51.019cm" svg:y2="12.999cm">
          <text:p/>
        </draw:line>
        <draw:polygon draw:style-name="gr3" draw:text-style-name="P3" draw:layer="layout" svg:width="0.933cm" svg:height="0cm" svg:x="52.164cm" svg:y="13.235cm" svg:viewBox="0 0 934 0" draw:points="934,0 0,0">
          <text:p/>
        </draw:polygon>
        <draw:line draw:style-name="gr4" draw:text-style-name="P4" draw:layer="layout" svg:x1="53.098cm" svg:y1="13.235cm" svg:x2="52.164cm" svg:y2="13.235cm">
          <text:p/>
        </draw:line>
        <draw:polygon draw:style-name="gr3" draw:text-style-name="P3" draw:layer="layout" svg:width="0.932cm" svg:height="0cm" svg:x="53.31cm" svg:y="13.258cm" svg:viewBox="0 0 933 0" draw:points="933,0 0,0">
          <text:p/>
        </draw:polygon>
        <draw:line draw:style-name="gr4" draw:text-style-name="P4" draw:layer="layout" svg:x1="54.243cm" svg:y1="13.258cm" svg:x2="53.31cm" svg:y2="13.258cm">
          <text:p/>
        </draw:line>
        <draw:polygon draw:style-name="gr3" draw:text-style-name="P3" draw:layer="layout" svg:width="0.932cm" svg:height="0cm" svg:x="54.455cm" svg:y="13.276cm" svg:viewBox="0 0 933 0" draw:points="933,0 0,0">
          <text:p/>
        </draw:polygon>
        <draw:line draw:style-name="gr4" draw:text-style-name="P4" draw:layer="layout" svg:x1="55.388cm" svg:y1="13.276cm" svg:x2="54.455cm" svg:y2="13.276cm">
          <text:p/>
        </draw:line>
        <draw:polygon draw:style-name="gr5" draw:text-style-name="P5" draw:layer="layout" svg:width="0cm" svg:height="0.122cm" svg:x="3.376cm" svg:y="13.387cm" svg:viewBox="0 0 0 123" draw:points="0,0 0,123">
          <text:p/>
        </draw:polygon>
        <draw:line draw:style-name="gr6" draw:text-style-name="P4" draw:layer="layout" svg:x1="3.376cm" svg:y1="13.387cm" svg:x2="3.376cm" svg:y2="13.51cm">
          <text:p/>
        </draw:line>
        <draw:polygon draw:style-name="gr5" draw:text-style-name="P5" draw:layer="layout" svg:width="0cm" svg:height="0.122cm" svg:x="4.521cm" svg:y="13.387cm" svg:viewBox="0 0 0 123" draw:points="0,0 0,123">
          <text:p/>
        </draw:polygon>
        <draw:line draw:style-name="gr6" draw:text-style-name="P4" draw:layer="layout" svg:x1="4.521cm" svg:y1="13.387cm" svg:x2="4.521cm" svg:y2="13.51cm">
          <text:p/>
        </draw:line>
        <draw:polygon draw:style-name="gr5" draw:text-style-name="P5" draw:layer="layout" svg:width="0cm" svg:height="0.122cm" svg:x="5.667cm" svg:y="13.387cm" svg:viewBox="0 0 0 123" draw:points="0,0 0,123">
          <text:p/>
        </draw:polygon>
        <draw:line draw:style-name="gr6" draw:text-style-name="P4" draw:layer="layout" svg:x1="5.667cm" svg:y1="13.387cm" svg:x2="5.667cm" svg:y2="13.51cm">
          <text:p/>
        </draw:line>
        <draw:polygon draw:style-name="gr5" draw:text-style-name="P5" draw:layer="layout" svg:width="0cm" svg:height="0.122cm" svg:x="6.812cm" svg:y="13.387cm" svg:viewBox="0 0 0 123" draw:points="0,0 0,123">
          <text:p/>
        </draw:polygon>
        <draw:line draw:style-name="gr6" draw:text-style-name="P4" draw:layer="layout" svg:x1="6.812cm" svg:y1="13.387cm" svg:x2="6.812cm" svg:y2="13.51cm">
          <text:p/>
        </draw:line>
        <draw:polygon draw:style-name="gr5" draw:text-style-name="P5" draw:layer="layout" svg:width="0cm" svg:height="0.122cm" svg:x="7.958cm" svg:y="13.387cm" svg:viewBox="0 0 0 123" draw:points="0,0 0,123">
          <text:p/>
        </draw:polygon>
        <draw:line draw:style-name="gr6" draw:text-style-name="P4" draw:layer="layout" svg:x1="7.958cm" svg:y1="13.387cm" svg:x2="7.958cm" svg:y2="13.51cm">
          <text:p/>
        </draw:line>
        <draw:polygon draw:style-name="gr5" draw:text-style-name="P5" draw:layer="layout" svg:width="0cm" svg:height="0.122cm" svg:x="9.103cm" svg:y="13.387cm" svg:viewBox="0 0 0 123" draw:points="0,0 0,123">
          <text:p/>
        </draw:polygon>
        <draw:line draw:style-name="gr6" draw:text-style-name="P4" draw:layer="layout" svg:x1="9.103cm" svg:y1="13.387cm" svg:x2="9.103cm" svg:y2="13.51cm">
          <text:p/>
        </draw:line>
        <draw:polygon draw:style-name="gr5" draw:text-style-name="P5" draw:layer="layout" svg:width="0cm" svg:height="0.122cm" svg:x="10.249cm" svg:y="13.387cm" svg:viewBox="0 0 0 123" draw:points="0,0 0,123">
          <text:p/>
        </draw:polygon>
        <draw:line draw:style-name="gr6" draw:text-style-name="P4" draw:layer="layout" svg:x1="10.249cm" svg:y1="13.387cm" svg:x2="10.249cm" svg:y2="13.51cm">
          <text:p/>
        </draw:line>
        <draw:polygon draw:style-name="gr5" draw:text-style-name="P5" draw:layer="layout" svg:width="0cm" svg:height="0.122cm" svg:x="11.394cm" svg:y="13.387cm" svg:viewBox="0 0 0 123" draw:points="0,0 0,123">
          <text:p/>
        </draw:polygon>
        <draw:line draw:style-name="gr6" draw:text-style-name="P4" draw:layer="layout" svg:x1="11.394cm" svg:y1="13.387cm" svg:x2="11.394cm" svg:y2="13.51cm">
          <text:p/>
        </draw:line>
        <draw:polygon draw:style-name="gr5" draw:text-style-name="P5" draw:layer="layout" svg:width="0cm" svg:height="0.122cm" svg:x="12.54cm" svg:y="13.387cm" svg:viewBox="0 0 0 123" draw:points="0,0 0,123">
          <text:p/>
        </draw:polygon>
        <draw:line draw:style-name="gr6" draw:text-style-name="P4" draw:layer="layout" svg:x1="12.54cm" svg:y1="13.387cm" svg:x2="12.54cm" svg:y2="13.51cm">
          <text:p/>
        </draw:line>
        <draw:polygon draw:style-name="gr5" draw:text-style-name="P5" draw:layer="layout" svg:width="0cm" svg:height="0.122cm" svg:x="13.685cm" svg:y="13.387cm" svg:viewBox="0 0 0 123" draw:points="0,0 0,123">
          <text:p/>
        </draw:polygon>
        <draw:line draw:style-name="gr6" draw:text-style-name="P4" draw:layer="layout" svg:x1="13.685cm" svg:y1="13.387cm" svg:x2="13.685cm" svg:y2="13.51cm">
          <text:p/>
        </draw:line>
        <draw:polygon draw:style-name="gr5" draw:text-style-name="P5" draw:layer="layout" svg:width="0cm" svg:height="0.122cm" svg:x="14.831cm" svg:y="13.387cm" svg:viewBox="0 0 0 123" draw:points="0,0 0,123">
          <text:p/>
        </draw:polygon>
        <draw:line draw:style-name="gr6" draw:text-style-name="P4" draw:layer="layout" svg:x1="14.831cm" svg:y1="13.387cm" svg:x2="14.831cm" svg:y2="13.51cm">
          <text:p/>
        </draw:line>
        <draw:polygon draw:style-name="gr5" draw:text-style-name="P5" draw:layer="layout" svg:width="0cm" svg:height="0.122cm" svg:x="15.976cm" svg:y="13.387cm" svg:viewBox="0 0 0 123" draw:points="0,0 0,123">
          <text:p/>
        </draw:polygon>
        <draw:line draw:style-name="gr6" draw:text-style-name="P4" draw:layer="layout" svg:x1="15.976cm" svg:y1="13.387cm" svg:x2="15.976cm" svg:y2="13.51cm">
          <text:p/>
        </draw:line>
        <draw:polygon draw:style-name="gr5" draw:text-style-name="P5" draw:layer="layout" svg:width="0cm" svg:height="0.122cm" svg:x="17.122cm" svg:y="13.387cm" svg:viewBox="0 0 0 123" draw:points="0,0 0,123">
          <text:p/>
        </draw:polygon>
        <draw:line draw:style-name="gr6" draw:text-style-name="P4" draw:layer="layout" svg:x1="17.122cm" svg:y1="13.387cm" svg:x2="17.122cm" svg:y2="13.51cm">
          <text:p/>
        </draw:line>
        <draw:polygon draw:style-name="gr5" draw:text-style-name="P5" draw:layer="layout" svg:width="0cm" svg:height="0.122cm" svg:x="18.267cm" svg:y="13.387cm" svg:viewBox="0 0 0 123" draw:points="0,0 0,123">
          <text:p/>
        </draw:polygon>
        <draw:line draw:style-name="gr6" draw:text-style-name="P4" draw:layer="layout" svg:x1="18.267cm" svg:y1="13.387cm" svg:x2="18.267cm" svg:y2="13.51cm">
          <text:p/>
        </draw:line>
        <draw:polygon draw:style-name="gr5" draw:text-style-name="P5" draw:layer="layout" svg:width="0cm" svg:height="0.122cm" svg:x="19.412cm" svg:y="13.387cm" svg:viewBox="0 0 0 123" draw:points="0,0 0,123">
          <text:p/>
        </draw:polygon>
        <draw:line draw:style-name="gr6" draw:text-style-name="P4" draw:layer="layout" svg:x1="19.412cm" svg:y1="13.387cm" svg:x2="19.412cm" svg:y2="13.51cm">
          <text:p/>
        </draw:line>
        <draw:polygon draw:style-name="gr5" draw:text-style-name="P5" draw:layer="layout" svg:width="0cm" svg:height="0.122cm" svg:x="20.558cm" svg:y="13.387cm" svg:viewBox="0 0 0 123" draw:points="0,0 0,123">
          <text:p/>
        </draw:polygon>
        <draw:line draw:style-name="gr6" draw:text-style-name="P4" draw:layer="layout" svg:x1="20.558cm" svg:y1="13.387cm" svg:x2="20.558cm" svg:y2="13.51cm">
          <text:p/>
        </draw:line>
        <draw:polygon draw:style-name="gr5" draw:text-style-name="P5" draw:layer="layout" svg:width="0cm" svg:height="0.122cm" svg:x="21.703cm" svg:y="13.387cm" svg:viewBox="0 0 0 123" draw:points="0,0 0,123">
          <text:p/>
        </draw:polygon>
        <draw:line draw:style-name="gr6" draw:text-style-name="P4" draw:layer="layout" svg:x1="21.703cm" svg:y1="13.387cm" svg:x2="21.703cm" svg:y2="13.51cm">
          <text:p/>
        </draw:line>
        <draw:polygon draw:style-name="gr5" draw:text-style-name="P5" draw:layer="layout" svg:width="0cm" svg:height="0.122cm" svg:x="22.849cm" svg:y="13.387cm" svg:viewBox="0 0 0 123" draw:points="0,0 0,123">
          <text:p/>
        </draw:polygon>
        <draw:line draw:style-name="gr6" draw:text-style-name="P4" draw:layer="layout" svg:x1="22.849cm" svg:y1="13.387cm" svg:x2="22.849cm" svg:y2="13.51cm">
          <text:p/>
        </draw:line>
        <draw:polygon draw:style-name="gr5" draw:text-style-name="P5" draw:layer="layout" svg:width="0cm" svg:height="0.122cm" svg:x="23.994cm" svg:y="13.387cm" svg:viewBox="0 0 0 123" draw:points="0,0 0,123">
          <text:p/>
        </draw:polygon>
        <draw:line draw:style-name="gr6" draw:text-style-name="P4" draw:layer="layout" svg:x1="23.994cm" svg:y1="13.387cm" svg:x2="23.994cm" svg:y2="13.51cm">
          <text:p/>
        </draw:line>
        <draw:polygon draw:style-name="gr5" draw:text-style-name="P5" draw:layer="layout" svg:width="0cm" svg:height="0.122cm" svg:x="25.14cm" svg:y="13.387cm" svg:viewBox="0 0 0 123" draw:points="0,0 0,123">
          <text:p/>
        </draw:polygon>
        <draw:line draw:style-name="gr6" draw:text-style-name="P4" draw:layer="layout" svg:x1="25.14cm" svg:y1="13.387cm" svg:x2="25.14cm" svg:y2="13.51cm">
          <text:p/>
        </draw:line>
        <draw:polygon draw:style-name="gr5" draw:text-style-name="P5" draw:layer="layout" svg:width="0cm" svg:height="0.122cm" svg:x="26.285cm" svg:y="13.387cm" svg:viewBox="0 0 0 123" draw:points="0,0 0,123">
          <text:p/>
        </draw:polygon>
        <draw:line draw:style-name="gr6" draw:text-style-name="P4" draw:layer="layout" svg:x1="26.285cm" svg:y1="13.387cm" svg:x2="26.285cm" svg:y2="13.51cm">
          <text:p/>
        </draw:line>
        <draw:polygon draw:style-name="gr5" draw:text-style-name="P5" draw:layer="layout" svg:width="0cm" svg:height="0.122cm" svg:x="27.431cm" svg:y="13.387cm" svg:viewBox="0 0 0 123" draw:points="0,0 0,123">
          <text:p/>
        </draw:polygon>
        <draw:line draw:style-name="gr6" draw:text-style-name="P4" draw:layer="layout" svg:x1="27.431cm" svg:y1="13.387cm" svg:x2="27.431cm" svg:y2="13.51cm">
          <text:p/>
        </draw:line>
        <draw:polygon draw:style-name="gr5" draw:text-style-name="P5" draw:layer="layout" svg:width="0cm" svg:height="0.122cm" svg:x="28.576cm" svg:y="13.387cm" svg:viewBox="0 0 0 123" draw:points="0,0 0,123">
          <text:p/>
        </draw:polygon>
        <draw:line draw:style-name="gr6" draw:text-style-name="P4" draw:layer="layout" svg:x1="28.576cm" svg:y1="13.387cm" svg:x2="28.576cm" svg:y2="13.51cm">
          <text:p/>
        </draw:line>
        <draw:polygon draw:style-name="gr5" draw:text-style-name="P5" draw:layer="layout" svg:width="0cm" svg:height="0.122cm" svg:x="29.722cm" svg:y="13.387cm" svg:viewBox="0 0 0 123" draw:points="0,0 0,123">
          <text:p/>
        </draw:polygon>
        <draw:line draw:style-name="gr6" draw:text-style-name="P4" draw:layer="layout" svg:x1="29.722cm" svg:y1="13.387cm" svg:x2="29.722cm" svg:y2="13.51cm">
          <text:p/>
        </draw:line>
        <draw:polygon draw:style-name="gr5" draw:text-style-name="P5" draw:layer="layout" svg:width="0cm" svg:height="0.122cm" svg:x="30.867cm" svg:y="13.387cm" svg:viewBox="0 0 0 123" draw:points="0,0 0,123">
          <text:p/>
        </draw:polygon>
        <draw:line draw:style-name="gr6" draw:text-style-name="P4" draw:layer="layout" svg:x1="30.867cm" svg:y1="13.387cm" svg:x2="30.867cm" svg:y2="13.51cm">
          <text:p/>
        </draw:line>
        <draw:polygon draw:style-name="gr5" draw:text-style-name="P5" draw:layer="layout" svg:width="0cm" svg:height="0.122cm" svg:x="32.013cm" svg:y="13.387cm" svg:viewBox="0 0 0 123" draw:points="0,0 0,123">
          <text:p/>
        </draw:polygon>
        <draw:line draw:style-name="gr6" draw:text-style-name="P4" draw:layer="layout" svg:x1="32.013cm" svg:y1="13.387cm" svg:x2="32.013cm" svg:y2="13.51cm">
          <text:p/>
        </draw:line>
        <draw:polygon draw:style-name="gr5" draw:text-style-name="P5" draw:layer="layout" svg:width="0cm" svg:height="0.122cm" svg:x="33.158cm" svg:y="13.387cm" svg:viewBox="0 0 0 123" draw:points="0,0 0,123">
          <text:p/>
        </draw:polygon>
        <draw:line draw:style-name="gr6" draw:text-style-name="P4" draw:layer="layout" svg:x1="33.158cm" svg:y1="13.387cm" svg:x2="33.158cm" svg:y2="13.51cm">
          <text:p/>
        </draw:line>
        <draw:polygon draw:style-name="gr5" draw:text-style-name="P5" draw:layer="layout" svg:width="0cm" svg:height="0.122cm" svg:x="34.303cm" svg:y="13.387cm" svg:viewBox="0 0 0 123" draw:points="0,0 0,123">
          <text:p/>
        </draw:polygon>
        <draw:line draw:style-name="gr6" draw:text-style-name="P4" draw:layer="layout" svg:x1="34.303cm" svg:y1="13.387cm" svg:x2="34.303cm" svg:y2="13.51cm">
          <text:p/>
        </draw:line>
        <draw:polygon draw:style-name="gr5" draw:text-style-name="P5" draw:layer="layout" svg:width="0cm" svg:height="0.122cm" svg:x="35.449cm" svg:y="13.387cm" svg:viewBox="0 0 0 123" draw:points="0,0 0,123">
          <text:p/>
        </draw:polygon>
        <draw:line draw:style-name="gr6" draw:text-style-name="P4" draw:layer="layout" svg:x1="35.449cm" svg:y1="13.387cm" svg:x2="35.449cm" svg:y2="13.51cm">
          <text:p/>
        </draw:line>
        <draw:polygon draw:style-name="gr5" draw:text-style-name="P5" draw:layer="layout" svg:width="0cm" svg:height="0.122cm" svg:x="36.594cm" svg:y="13.387cm" svg:viewBox="0 0 0 123" draw:points="0,0 0,123">
          <text:p/>
        </draw:polygon>
        <draw:line draw:style-name="gr6" draw:text-style-name="P4" draw:layer="layout" svg:x1="36.594cm" svg:y1="13.387cm" svg:x2="36.594cm" svg:y2="13.51cm">
          <text:p/>
        </draw:line>
        <draw:polygon draw:style-name="gr5" draw:text-style-name="P5" draw:layer="layout" svg:width="0cm" svg:height="0.122cm" svg:x="37.74cm" svg:y="13.387cm" svg:viewBox="0 0 0 123" draw:points="0,0 0,123">
          <text:p/>
        </draw:polygon>
        <draw:line draw:style-name="gr6" draw:text-style-name="P4" draw:layer="layout" svg:x1="37.74cm" svg:y1="13.387cm" svg:x2="37.74cm" svg:y2="13.51cm">
          <text:p/>
        </draw:line>
        <draw:polygon draw:style-name="gr5" draw:text-style-name="P5" draw:layer="layout" svg:width="0cm" svg:height="0.122cm" svg:x="38.885cm" svg:y="13.387cm" svg:viewBox="0 0 0 123" draw:points="0,0 0,123">
          <text:p/>
        </draw:polygon>
        <draw:line draw:style-name="gr6" draw:text-style-name="P4" draw:layer="layout" svg:x1="38.885cm" svg:y1="13.387cm" svg:x2="38.885cm" svg:y2="13.51cm">
          <text:p/>
        </draw:line>
        <draw:polygon draw:style-name="gr5" draw:text-style-name="P5" draw:layer="layout" svg:width="0cm" svg:height="0.122cm" svg:x="40.031cm" svg:y="13.387cm" svg:viewBox="0 0 0 123" draw:points="0,0 0,123">
          <text:p/>
        </draw:polygon>
        <draw:line draw:style-name="gr6" draw:text-style-name="P4" draw:layer="layout" svg:x1="40.031cm" svg:y1="13.387cm" svg:x2="40.031cm" svg:y2="13.51cm">
          <text:p/>
        </draw:line>
        <draw:polygon draw:style-name="gr5" draw:text-style-name="P5" draw:layer="layout" svg:width="0cm" svg:height="0.122cm" svg:x="41.176cm" svg:y="13.387cm" svg:viewBox="0 0 0 123" draw:points="0,0 0,123">
          <text:p/>
        </draw:polygon>
        <draw:line draw:style-name="gr6" draw:text-style-name="P4" draw:layer="layout" svg:x1="41.176cm" svg:y1="13.387cm" svg:x2="41.176cm" svg:y2="13.51cm">
          <text:p/>
        </draw:line>
        <draw:polygon draw:style-name="gr5" draw:text-style-name="P5" draw:layer="layout" svg:width="0cm" svg:height="0.122cm" svg:x="42.322cm" svg:y="13.387cm" svg:viewBox="0 0 0 123" draw:points="0,0 0,123">
          <text:p/>
        </draw:polygon>
        <draw:line draw:style-name="gr6" draw:text-style-name="P4" draw:layer="layout" svg:x1="42.322cm" svg:y1="13.387cm" svg:x2="42.322cm" svg:y2="13.51cm">
          <text:p/>
        </draw:line>
        <draw:polygon draw:style-name="gr5" draw:text-style-name="P5" draw:layer="layout" svg:width="0cm" svg:height="0.122cm" svg:x="43.467cm" svg:y="13.387cm" svg:viewBox="0 0 0 123" draw:points="0,0 0,123">
          <text:p/>
        </draw:polygon>
        <draw:line draw:style-name="gr6" draw:text-style-name="P4" draw:layer="layout" svg:x1="43.467cm" svg:y1="13.387cm" svg:x2="43.467cm" svg:y2="13.51cm">
          <text:p/>
        </draw:line>
        <draw:polygon draw:style-name="gr5" draw:text-style-name="P5" draw:layer="layout" svg:width="0cm" svg:height="0.122cm" svg:x="44.613cm" svg:y="13.387cm" svg:viewBox="0 0 0 123" draw:points="0,0 0,123">
          <text:p/>
        </draw:polygon>
        <draw:line draw:style-name="gr6" draw:text-style-name="P4" draw:layer="layout" svg:x1="44.613cm" svg:y1="13.387cm" svg:x2="44.613cm" svg:y2="13.51cm">
          <text:p/>
        </draw:line>
        <draw:polygon draw:style-name="gr5" draw:text-style-name="P5" draw:layer="layout" svg:width="0cm" svg:height="0.122cm" svg:x="45.758cm" svg:y="13.387cm" svg:viewBox="0 0 0 123" draw:points="0,0 0,123">
          <text:p/>
        </draw:polygon>
        <draw:line draw:style-name="gr6" draw:text-style-name="P4" draw:layer="layout" svg:x1="45.758cm" svg:y1="13.387cm" svg:x2="45.758cm" svg:y2="13.51cm">
          <text:p/>
        </draw:line>
        <draw:polygon draw:style-name="gr5" draw:text-style-name="P5" draw:layer="layout" svg:width="0cm" svg:height="0.122cm" svg:x="46.904cm" svg:y="13.387cm" svg:viewBox="0 0 0 123" draw:points="0,0 0,123">
          <text:p/>
        </draw:polygon>
        <draw:line draw:style-name="gr6" draw:text-style-name="P4" draw:layer="layout" svg:x1="46.904cm" svg:y1="13.387cm" svg:x2="46.904cm" svg:y2="13.51cm">
          <text:p/>
        </draw:line>
        <draw:polygon draw:style-name="gr5" draw:text-style-name="P5" draw:layer="layout" svg:width="0cm" svg:height="0.122cm" svg:x="48.049cm" svg:y="13.387cm" svg:viewBox="0 0 0 123" draw:points="0,0 0,123">
          <text:p/>
        </draw:polygon>
        <draw:line draw:style-name="gr6" draw:text-style-name="P4" draw:layer="layout" svg:x1="48.049cm" svg:y1="13.387cm" svg:x2="48.049cm" svg:y2="13.51cm">
          <text:p/>
        </draw:line>
        <draw:polygon draw:style-name="gr5" draw:text-style-name="P5" draw:layer="layout" svg:width="0cm" svg:height="0.122cm" svg:x="49.194cm" svg:y="13.387cm" svg:viewBox="0 0 0 123" draw:points="0,0 0,123">
          <text:p/>
        </draw:polygon>
        <draw:line draw:style-name="gr6" draw:text-style-name="P4" draw:layer="layout" svg:x1="49.194cm" svg:y1="13.387cm" svg:x2="49.194cm" svg:y2="13.51cm">
          <text:p/>
        </draw:line>
        <draw:polygon draw:style-name="gr5" draw:text-style-name="P5" draw:layer="layout" svg:width="0cm" svg:height="0.122cm" svg:x="50.34cm" svg:y="13.387cm" svg:viewBox="0 0 0 123" draw:points="0,0 0,123">
          <text:p/>
        </draw:polygon>
        <draw:line draw:style-name="gr6" draw:text-style-name="P4" draw:layer="layout" svg:x1="50.34cm" svg:y1="13.387cm" svg:x2="50.34cm" svg:y2="13.51cm">
          <text:p/>
        </draw:line>
        <draw:polygon draw:style-name="gr5" draw:text-style-name="P5" draw:layer="layout" svg:width="0cm" svg:height="0.122cm" svg:x="51.485cm" svg:y="13.387cm" svg:viewBox="0 0 0 123" draw:points="0,0 0,123">
          <text:p/>
        </draw:polygon>
        <draw:line draw:style-name="gr6" draw:text-style-name="P4" draw:layer="layout" svg:x1="51.485cm" svg:y1="13.387cm" svg:x2="51.485cm" svg:y2="13.51cm">
          <text:p/>
        </draw:line>
        <draw:polygon draw:style-name="gr5" draw:text-style-name="P5" draw:layer="layout" svg:width="0cm" svg:height="0.122cm" svg:x="52.631cm" svg:y="13.387cm" svg:viewBox="0 0 0 123" draw:points="0,0 0,123">
          <text:p/>
        </draw:polygon>
        <draw:line draw:style-name="gr6" draw:text-style-name="P4" draw:layer="layout" svg:x1="52.631cm" svg:y1="13.387cm" svg:x2="52.631cm" svg:y2="13.51cm">
          <text:p/>
        </draw:line>
        <draw:polygon draw:style-name="gr5" draw:text-style-name="P5" draw:layer="layout" svg:width="0cm" svg:height="0.122cm" svg:x="53.776cm" svg:y="13.387cm" svg:viewBox="0 0 0 123" draw:points="0,0 0,123">
          <text:p/>
        </draw:polygon>
        <draw:line draw:style-name="gr6" draw:text-style-name="P4" draw:layer="layout" svg:x1="53.776cm" svg:y1="13.387cm" svg:x2="53.776cm" svg:y2="13.51cm">
          <text:p/>
        </draw:line>
        <draw:polygon draw:style-name="gr5" draw:text-style-name="P5" draw:layer="layout" svg:width="0cm" svg:height="0.122cm" svg:x="54.922cm" svg:y="13.387cm" svg:viewBox="0 0 0 123" draw:points="0,0 0,123">
          <text:p/>
        </draw:polygon>
        <draw:line draw:style-name="gr6" draw:text-style-name="P4" draw:layer="layout" svg:x1="54.922cm" svg:y1="13.387cm" svg:x2="54.922cm" svg:y2="13.51cm">
          <text:p/>
        </draw:line>
        <draw:polygon draw:style-name="gr5" draw:text-style-name="P5" draw:layer="layout" svg:width="0.122cm" svg:height="0cm" svg:x="2.451cm" svg:y="13.387cm" svg:viewBox="0 0 123 0" draw:points="123,0 0,0">
          <text:p/>
        </draw:polygon>
        <draw:line draw:style-name="gr6" draw:text-style-name="P4" draw:layer="layout" svg:x1="2.574cm" svg:y1="13.387cm" svg:x2="2.451cm" svg:y2="13.387cm">
          <text:p/>
        </draw:line>
        <draw:polygon draw:style-name="gr5" draw:text-style-name="P5" draw:layer="layout" svg:width="0.122cm" svg:height="0cm" svg:x="2.451cm" svg:y="12.213cm" svg:viewBox="0 0 123 0" draw:points="123,0 0,0">
          <text:p/>
        </draw:polygon>
        <draw:line draw:style-name="gr6" draw:text-style-name="P4" draw:layer="layout" svg:x1="2.574cm" svg:y1="12.213cm" svg:x2="2.451cm" svg:y2="12.213cm">
          <text:p/>
        </draw:line>
        <draw:frame draw:style-name="gr7" draw:text-style-name="P7" draw:layer="layout" svg:width="1.06cm" svg:height="0.937cm" svg:x="1.269cm" svg:y="12.927cm">
          <draw:text-box>
            <text:p text:style-name="P6"><text:span text:style-name="T1">0.0</text:span></text:p>
          </draw:text-box>
        </draw:frame>
        <draw:polygon draw:style-name="gr5" draw:text-style-name="P5" draw:layer="layout" svg:width="0.122cm" svg:height="0cm" svg:x="2.451cm" svg:y="11.04cm" svg:viewBox="0 0 123 0" draw:points="123,0 0,0">
          <text:p/>
        </draw:polygon>
        <draw:line draw:style-name="gr6" draw:text-style-name="P4" draw:layer="layout" svg:x1="2.574cm" svg:y1="11.04cm" svg:x2="2.451cm" svg:y2="11.04cm">
          <text:p/>
        </draw:line>
        <draw:frame draw:style-name="gr7" draw:text-style-name="P7" draw:layer="layout" svg:width="1.06cm" svg:height="0.937cm" svg:x="1.269cm" svg:y="11.754cm">
          <draw:text-box>
            <text:p text:style-name="P6"><text:span text:style-name="T1">0.1</text:span></text:p>
          </draw:text-box>
        </draw:frame>
        <draw:polygon draw:style-name="gr5" draw:text-style-name="P5" draw:layer="layout" svg:width="0.122cm" svg:height="0cm" svg:x="2.451cm" svg:y="9.867cm" svg:viewBox="0 0 123 0" draw:points="123,0 0,0">
          <text:p/>
        </draw:polygon>
        <draw:line draw:style-name="gr6" draw:text-style-name="P4" draw:layer="layout" svg:x1="2.574cm" svg:y1="9.867cm" svg:x2="2.451cm" svg:y2="9.867cm">
          <text:p/>
        </draw:line>
        <draw:frame draw:style-name="gr7" draw:text-style-name="P7" draw:layer="layout" svg:width="1.06cm" svg:height="0.937cm" svg:x="1.269cm" svg:y="10.58cm">
          <draw:text-box>
            <text:p text:style-name="P6"><text:span text:style-name="T1">0.2</text:span></text:p>
          </draw:text-box>
        </draw:frame>
        <draw:polygon draw:style-name="gr5" draw:text-style-name="P5" draw:layer="layout" svg:width="0.122cm" svg:height="0cm" svg:x="2.451cm" svg:y="8.693cm" svg:viewBox="0 0 123 0" draw:points="123,0 0,0">
          <text:p/>
        </draw:polygon>
        <draw:line draw:style-name="gr6" draw:text-style-name="P4" draw:layer="layout" svg:x1="2.574cm" svg:y1="8.693cm" svg:x2="2.451cm" svg:y2="8.693cm">
          <text:p/>
        </draw:line>
        <draw:frame draw:style-name="gr7" draw:text-style-name="P7" draw:layer="layout" svg:width="1.06cm" svg:height="0.937cm" svg:x="1.269cm" svg:y="9.407cm">
          <draw:text-box>
            <text:p text:style-name="P6"><text:span text:style-name="T1">0.3</text:span></text:p>
          </draw:text-box>
        </draw:frame>
        <draw:polygon draw:style-name="gr5" draw:text-style-name="P5" draw:layer="layout" svg:width="0.122cm" svg:height="0cm" svg:x="2.451cm" svg:y="7.52cm" svg:viewBox="0 0 123 0" draw:points="123,0 0,0">
          <text:p/>
        </draw:polygon>
        <draw:line draw:style-name="gr6" draw:text-style-name="P4" draw:layer="layout" svg:x1="2.574cm" svg:y1="7.52cm" svg:x2="2.451cm" svg:y2="7.52cm">
          <text:p/>
        </draw:line>
        <draw:frame draw:style-name="gr7" draw:text-style-name="P7" draw:layer="layout" svg:width="1.06cm" svg:height="0.937cm" svg:x="1.269cm" svg:y="8.233cm">
          <draw:text-box>
            <text:p text:style-name="P6"><text:span text:style-name="T1">0.4</text:span></text:p>
          </draw:text-box>
        </draw:frame>
        <draw:polygon draw:style-name="gr5" draw:text-style-name="P5" draw:layer="layout" svg:width="0.122cm" svg:height="0cm" svg:x="2.451cm" svg:y="6.346cm" svg:viewBox="0 0 123 0" draw:points="123,0 0,0">
          <text:p/>
        </draw:polygon>
        <draw:line draw:style-name="gr6" draw:text-style-name="P4" draw:layer="layout" svg:x1="2.574cm" svg:y1="6.346cm" svg:x2="2.451cm" svg:y2="6.346cm">
          <text:p/>
        </draw:line>
        <draw:frame draw:style-name="gr7" draw:text-style-name="P7" draw:layer="layout" svg:width="1.06cm" svg:height="0.937cm" svg:x="1.269cm" svg:y="7.06cm">
          <draw:text-box>
            <text:p text:style-name="P6"><text:span text:style-name="T1">0.5</text:span></text:p>
          </draw:text-box>
        </draw:frame>
        <draw:polygon draw:style-name="gr5" draw:text-style-name="P5" draw:layer="layout" svg:width="0.122cm" svg:height="0cm" svg:x="2.451cm" svg:y="5.173cm" svg:viewBox="0 0 123 0" draw:points="123,0 0,0">
          <text:p/>
        </draw:polygon>
        <draw:line draw:style-name="gr6" draw:text-style-name="P4" draw:layer="layout" svg:x1="2.574cm" svg:y1="5.173cm" svg:x2="2.451cm" svg:y2="5.173cm">
          <text:p/>
        </draw:line>
        <draw:frame draw:style-name="gr7" draw:text-style-name="P7" draw:layer="layout" svg:width="1.06cm" svg:height="0.937cm" svg:x="1.269cm" svg:y="5.886cm">
          <draw:text-box>
            <text:p text:style-name="P6"><text:span text:style-name="T1">0.6</text:span></text:p>
          </draw:text-box>
        </draw:frame>
        <draw:polygon draw:style-name="gr5" draw:text-style-name="P5" draw:layer="layout" svg:width="0.122cm" svg:height="0cm" svg:x="2.451cm" svg:y="3.999cm" svg:viewBox="0 0 123 0" draw:points="123,0 0,0">
          <text:p/>
        </draw:polygon>
        <draw:line draw:style-name="gr6" draw:text-style-name="P4" draw:layer="layout" svg:x1="2.574cm" svg:y1="3.999cm" svg:x2="2.451cm" svg:y2="3.999cm">
          <text:p/>
        </draw:line>
        <draw:frame draw:style-name="gr7" draw:text-style-name="P7" draw:layer="layout" svg:width="1.06cm" svg:height="0.937cm" svg:x="1.269cm" svg:y="4.713cm">
          <draw:text-box>
            <text:p text:style-name="P6"><text:span text:style-name="T1">0.7</text:span></text:p>
          </draw:text-box>
        </draw:frame>
        <draw:polygon draw:style-name="gr5" draw:text-style-name="P5" draw:layer="layout" svg:width="0.122cm" svg:height="0cm" svg:x="2.451cm" svg:y="2.826cm" svg:viewBox="0 0 123 0" draw:points="123,0 0,0">
          <text:p/>
        </draw:polygon>
        <draw:line draw:style-name="gr6" draw:text-style-name="P4" draw:layer="layout" svg:x1="2.574cm" svg:y1="2.826cm" svg:x2="2.451cm" svg:y2="2.826cm">
          <text:p/>
        </draw:line>
        <draw:frame draw:style-name="gr7" draw:text-style-name="P7" draw:layer="layout" svg:width="1.06cm" svg:height="0.937cm" svg:x="1.269cm" svg:y="3.539cm">
          <draw:text-box>
            <text:p text:style-name="P6"><text:span text:style-name="T1">0.8</text:span></text:p>
          </draw:text-box>
        </draw:frame>
        <draw:polygon draw:style-name="gr5" draw:text-style-name="P5" draw:layer="layout" svg:width="0.122cm" svg:height="0cm" svg:x="2.451cm" svg:y="1.652cm" svg:viewBox="0 0 123 0" draw:points="123,0 0,0">
          <text:p/>
        </draw:polygon>
        <draw:line draw:style-name="gr6" draw:text-style-name="P4" draw:layer="layout" svg:x1="2.574cm" svg:y1="1.652cm" svg:x2="2.451cm" svg:y2="1.652cm">
          <text:p/>
        </draw:line>
        <draw:frame draw:style-name="gr7" draw:text-style-name="P7" draw:layer="layout" svg:width="1.06cm" svg:height="0.937cm" svg:x="1.269cm" svg:y="2.366cm">
          <draw:text-box>
            <text:p text:style-name="P6"><text:span text:style-name="T1">0.9</text:span></text:p>
          </draw:text-box>
        </draw:frame>
        <draw:frame draw:style-name="gr7" draw:text-style-name="P7" draw:layer="layout" svg:width="1.06cm" svg:height="0.937cm" svg:x="1.269cm" svg:y="1.192cm">
          <draw:text-box>
            <text:p text:style-name="P6"><text:span text:style-name="T1">1.0</text:span></text:p>
          </draw:text-box>
        </draw:frame>
        <draw:line draw:style-name="gr8" draw:text-style-name="P4" draw:layer="layout" svg:x1="2.574cm" svg:y1="13.387cm" svg:x2="55.724cm" svg:y2="13.387cm">
          <text:p/>
        </draw:line>
        <draw:line draw:style-name="gr9" draw:text-style-name="P4" draw:layer="layout" svg:x1="2.574cm" svg:y1="12.213cm" svg:x2="55.724cm" svg:y2="12.213cm">
          <text:p/>
        </draw:line>
        <draw:line draw:style-name="gr9" draw:text-style-name="P4" draw:layer="layout" svg:x1="2.574cm" svg:y1="11.04cm" svg:x2="55.724cm" svg:y2="11.04cm">
          <text:p/>
        </draw:line>
        <draw:line draw:style-name="gr9" draw:text-style-name="P4" draw:layer="layout" svg:x1="2.574cm" svg:y1="9.867cm" svg:x2="55.724cm" svg:y2="9.867cm">
          <text:p/>
        </draw:line>
        <draw:line draw:style-name="gr9" draw:text-style-name="P4" draw:layer="layout" svg:x1="2.574cm" svg:y1="8.693cm" svg:x2="55.724cm" svg:y2="8.693cm">
          <text:p/>
        </draw:line>
        <draw:line draw:style-name="gr9" draw:text-style-name="P4" draw:layer="layout" svg:x1="2.574cm" svg:y1="7.52cm" svg:x2="55.724cm" svg:y2="7.52cm">
          <text:p/>
        </draw:line>
        <draw:line draw:style-name="gr9" draw:text-style-name="P4" draw:layer="layout" svg:x1="2.574cm" svg:y1="6.346cm" svg:x2="55.724cm" svg:y2="6.346cm">
          <text:p/>
        </draw:line>
        <draw:line draw:style-name="gr9" draw:text-style-name="P4" draw:layer="layout" svg:x1="2.574cm" svg:y1="5.173cm" svg:x2="55.724cm" svg:y2="5.173cm">
          <text:p/>
        </draw:line>
        <draw:line draw:style-name="gr9" draw:text-style-name="P4" draw:layer="layout" svg:x1="2.574cm" svg:y1="3.999cm" svg:x2="55.724cm" svg:y2="3.999cm">
          <text:p/>
        </draw:line>
        <draw:line draw:style-name="gr9" draw:text-style-name="P4" draw:layer="layout" svg:x1="2.574cm" svg:y1="2.826cm" svg:x2="55.724cm" svg:y2="2.826cm">
          <text:p/>
        </draw:line>
        <draw:line draw:style-name="gr8" draw:text-style-name="P4" draw:layer="layout" svg:x1="2.574cm" svg:y1="1.652cm" svg:x2="55.724cm" svg:y2="1.652cm">
          <text:p/>
        </draw:line>
        <draw:line draw:style-name="gr10" draw:text-style-name="P4" draw:layer="layout" svg:x1="2.574cm" svg:y1="13.387cm" svg:x2="2.574cm" svg:y2="1.652cm">
          <text:p/>
        </draw:line>
        <draw:line draw:style-name="gr10" draw:text-style-name="P4" draw:layer="layout" svg:x1="55.724cm" svg:y1="13.387cm" svg:x2="55.724cm" svg:y2="1.652cm">
          <text:p/>
        </draw:line>
        <draw:line draw:style-name="gr10" draw:text-style-name="P4" draw:layer="layout" svg:x1="2.574cm" svg:y1="13.387cm" svg:x2="55.724cm" svg:y2="13.387cm">
          <text:p/>
        </draw:line>
        <draw:line draw:style-name="gr10" draw:text-style-name="P4" draw:layer="layout" svg:x1="2.574cm" svg:y1="1.652cm" svg:x2="55.724cm" svg:y2="1.652cm">
          <text:p/>
        </draw:line>
        <draw:frame draw:style-name="gr11" draw:text-style-name="P8" draw:layer="layout" svg:width="6.047cm" svg:height="1.369cm" draw:transform="rotate (1.5707963267949) translate (-0.236cm 10.538cm)">
          <draw:text-box>
            <text:p text:style-name="P6"><text:span text:style-name="T2">Faithfulness</text:span></text:p>
          </draw:text-box>
        </draw:frame>
        <draw:frame draw:style-name="gr12" draw:text-style-name="P9" draw:layer="layout" svg:width="18.4cm" svg:height="1.758cm" svg:x="19.956cm" svg:y="-0.291cm">
          <draw:text-box>
            <text:p text:style-name="P6"><text:span text:style-name="T3">LRE faithfulness in GPT2-xl</text:span></text:p>
          </draw:text-box>
        </draw:frame>
        <draw:polygon draw:style-name="gr1" draw:text-style-name="P1" draw:layer="layout" svg:width="53.15cm" svg:height="11.735cm" svg:x="2.587cm" svg:y="16.152cm" svg:viewBox="0 0 53151 11736" draw:points="0,11736 53151,11736 53151,0 0,0">
          <text:p/>
        </draw:polygon>
        <draw:polygon draw:style-name="gr2" draw:text-style-name="P2" draw:layer="layout" svg:width="0.916cm" svg:height="7.654cm" svg:x="2.931cm" svg:y="20.233cm" svg:viewBox="0 0 917 7655" draw:points="0,7655 917,7655 917,0 0,0">
          <text:p/>
        </draw:polygon>
        <draw:polygon draw:style-name="gr2" draw:text-style-name="P2" draw:layer="layout" svg:width="0.917cm" svg:height="10.511cm" svg:x="4.076cm" svg:y="17.376cm" svg:viewBox="0 0 918 10512" draw:points="0,10512 918,10512 918,0 0,0">
          <text:p/>
        </draw:polygon>
        <draw:polygon draw:style-name="gr2" draw:text-style-name="P2" draw:layer="layout" svg:width="0.916cm" svg:height="10.784cm" svg:x="5.222cm" svg:y="17.103cm" svg:viewBox="0 0 917 10785" draw:points="0,10785 917,10785 917,0 0,0">
          <text:p/>
        </draw:polygon>
        <draw:polygon draw:style-name="gr2" draw:text-style-name="P2" draw:layer="layout" svg:width="0.917cm" svg:height="9.758cm" svg:x="6.367cm" svg:y="18.129cm" svg:viewBox="0 0 918 9759" draw:points="0,9759 918,9759 918,0 0,0">
          <text:p/>
        </draw:polygon>
        <draw:polygon draw:style-name="gr2" draw:text-style-name="P2" draw:layer="layout" svg:width="0.916cm" svg:height="6.821cm" svg:x="7.513cm" svg:y="21.066cm" svg:viewBox="0 0 917 6822" draw:points="0,6822 917,6822 917,0 0,0">
          <text:p/>
        </draw:polygon>
        <draw:polygon draw:style-name="gr2" draw:text-style-name="P2" draw:layer="layout" svg:width="0.916cm" svg:height="10.386cm" svg:x="8.658cm" svg:y="17.501cm" svg:viewBox="0 0 917 10387" draw:points="0,10387 917,10387 917,0 0,0">
          <text:p/>
        </draw:polygon>
        <draw:polygon draw:style-name="gr2" draw:text-style-name="P2" draw:layer="layout" svg:width="0.916cm" svg:height="10.341cm" svg:x="9.804cm" svg:y="17.546cm" svg:viewBox="0 0 917 10342" draw:points="0,10342 917,10342 917,0 0,0">
          <text:p/>
        </draw:polygon>
        <draw:polygon draw:style-name="gr2" draw:text-style-name="P2" draw:layer="layout" svg:width="0.916cm" svg:height="7.63cm" svg:x="10.949cm" svg:y="20.257cm" svg:viewBox="0 0 917 7631" draw:points="0,7631 917,7631 917,0 0,0">
          <text:p/>
        </draw:polygon>
        <draw:polygon draw:style-name="gr2" draw:text-style-name="P2" draw:layer="layout" svg:width="0.917cm" svg:height="8.454cm" svg:x="12.094cm" svg:y="19.433cm" svg:viewBox="0 0 918 8455" draw:points="0,8455 918,8455 918,0 0,0">
          <text:p/>
        </draw:polygon>
        <draw:polygon draw:style-name="gr2" draw:text-style-name="P2" draw:layer="layout" svg:width="0.916cm" svg:height="5.096cm" svg:x="13.24cm" svg:y="22.791cm" svg:viewBox="0 0 917 5097" draw:points="0,5097 917,5097 917,0 0,0">
          <text:p/>
        </draw:polygon>
        <draw:polygon draw:style-name="gr2" draw:text-style-name="P2" draw:layer="layout" svg:width="0.917cm" svg:height="9.332cm" svg:x="14.385cm" svg:y="18.555cm" svg:viewBox="0 0 918 9333" draw:points="0,9333 918,9333 918,0 0,0">
          <text:p/>
        </draw:polygon>
        <draw:polygon draw:style-name="gr2" draw:text-style-name="P2" draw:layer="layout" svg:width="0.916cm" svg:height="7.25cm" svg:x="15.531cm" svg:y="20.637cm" svg:viewBox="0 0 917 7251" draw:points="0,7251 917,7251 917,0 0,0">
          <text:p/>
        </draw:polygon>
        <draw:polygon draw:style-name="gr2" draw:text-style-name="P2" draw:layer="layout" svg:width="0.917cm" svg:height="8.815cm" svg:x="16.676cm" svg:y="19.072cm" svg:viewBox="0 0 918 8816" draw:points="0,8816 918,8816 918,0 0,0">
          <text:p/>
        </draw:polygon>
        <draw:polygon draw:style-name="gr2" draw:text-style-name="P2" draw:layer="layout" svg:width="0.916cm" svg:height="9.779cm" svg:x="17.822cm" svg:y="18.108cm" svg:viewBox="0 0 917 9780" draw:points="0,9780 917,9780 917,0 0,0">
          <text:p/>
        </draw:polygon>
        <draw:polygon draw:style-name="gr2" draw:text-style-name="P2" draw:layer="layout" svg:width="0.917cm" svg:height="9.872cm" svg:x="18.967cm" svg:y="18.015cm" svg:viewBox="0 0 918 9873" draw:points="0,9873 918,9873 918,0 0,0">
          <text:p/>
        </draw:polygon>
        <draw:polygon draw:style-name="gr2" draw:text-style-name="P2" draw:layer="layout" svg:width="0.916cm" svg:height="5.292cm" svg:x="20.113cm" svg:y="22.595cm" svg:viewBox="0 0 917 5293" draw:points="0,5293 917,5293 917,0 0,0">
          <text:p/>
        </draw:polygon>
        <draw:polygon draw:style-name="gr2" draw:text-style-name="P2" draw:layer="layout" svg:width="0.917cm" svg:height="9.074cm" svg:x="21.258cm" svg:y="18.813cm" svg:viewBox="0 0 918 9075" draw:points="0,9075 918,9075 918,0 0,0">
          <text:p/>
        </draw:polygon>
        <draw:polygon draw:style-name="gr2" draw:text-style-name="P2" draw:layer="layout" svg:width="0.916cm" svg:height="10.356cm" svg:x="22.404cm" svg:y="17.531cm" svg:viewBox="0 0 917 10357" draw:points="0,10357 917,10357 917,0 0,0">
          <text:p/>
        </draw:polygon>
        <draw:polygon draw:style-name="gr2" draw:text-style-name="P2" draw:layer="layout" svg:width="0.916cm" svg:height="7.228cm" svg:x="23.549cm" svg:y="20.659cm" svg:viewBox="0 0 917 7229" draw:points="0,7229 917,7229 917,0 0,0">
          <text:p/>
        </draw:polygon>
        <draw:polygon draw:style-name="gr2" draw:text-style-name="P2" draw:layer="layout" svg:width="0.916cm" svg:height="2.241cm" svg:x="24.695cm" svg:y="25.646cm" svg:viewBox="0 0 917 2242" draw:points="0,2242 917,2242 917,0 0,0">
          <text:p/>
        </draw:polygon>
        <draw:polygon draw:style-name="gr2" draw:text-style-name="P2" draw:layer="layout" svg:width="0.916cm" svg:height="7.974cm" svg:x="25.84cm" svg:y="19.913cm" svg:viewBox="0 0 917 7975" draw:points="0,7975 917,7975 917,0 0,0">
          <text:p/>
        </draw:polygon>
        <draw:polygon draw:style-name="gr2" draw:text-style-name="P2" draw:layer="layout" svg:width="0.917cm" svg:height="5.944cm" svg:x="26.985cm" svg:y="21.943cm" svg:viewBox="0 0 918 5945" draw:points="0,5945 918,5945 918,0 0,0">
          <text:p/>
        </draw:polygon>
        <draw:polygon draw:style-name="gr2" draw:text-style-name="P2" draw:layer="layout" svg:width="0.916cm" svg:height="4.784cm" svg:x="28.131cm" svg:y="23.103cm" svg:viewBox="0 0 917 4785" draw:points="0,4785 917,4785 917,0 0,0">
          <text:p/>
        </draw:polygon>
        <draw:polygon draw:style-name="gr2" draw:text-style-name="P2" draw:layer="layout" svg:width="0.917cm" svg:height="10.018cm" svg:x="29.276cm" svg:y="17.869cm" svg:viewBox="0 0 918 10019" draw:points="0,10019 918,10019 918,0 0,0">
          <text:p/>
        </draw:polygon>
        <draw:polygon draw:style-name="gr2" draw:text-style-name="P2" draw:layer="layout" svg:width="0.916cm" svg:height="3.756cm" svg:x="30.422cm" svg:y="24.131cm" svg:viewBox="0 0 917 3757" draw:points="0,3757 917,3757 917,0 0,0">
          <text:p/>
        </draw:polygon>
        <draw:polygon draw:style-name="gr2" draw:text-style-name="P2" draw:layer="layout" svg:width="0.917cm" svg:height="4.589cm" svg:x="31.567cm" svg:y="23.298cm" svg:viewBox="0 0 918 4590" draw:points="0,4590 918,4590 918,0 0,0">
          <text:p/>
        </draw:polygon>
        <draw:polygon draw:style-name="gr2" draw:text-style-name="P2" draw:layer="layout" svg:width="0.916cm" svg:height="8.068cm" svg:x="32.713cm" svg:y="19.819cm" svg:viewBox="0 0 917 8069" draw:points="0,8069 917,8069 917,0 0,0">
          <text:p/>
        </draw:polygon>
        <draw:polygon draw:style-name="gr2" draw:text-style-name="P2" draw:layer="layout" svg:width="0.917cm" svg:height="6.65cm" svg:x="33.858cm" svg:y="21.237cm" svg:viewBox="0 0 918 6651" draw:points="0,6651 918,6651 918,0 0,0">
          <text:p/>
        </draw:polygon>
        <draw:polygon draw:style-name="gr2" draw:text-style-name="P2" draw:layer="layout" svg:width="0.915cm" svg:height="0cm" svg:x="35.004cm" svg:y="27.887cm" svg:viewBox="0 0 916 0" draw:points="0,0 916,0">
          <text:p/>
        </draw:polygon>
        <draw:polygon draw:style-name="gr2" draw:text-style-name="P2" draw:layer="layout" svg:width="0.916cm" svg:height="0cm" svg:x="36.149cm" svg:y="27.887cm" svg:viewBox="0 0 917 0" draw:points="0,0 917,0">
          <text:p/>
        </draw:polygon>
        <draw:polygon draw:style-name="gr2" draw:text-style-name="P2" draw:layer="layout" svg:width="0.916cm" svg:height="8.328cm" svg:x="37.295cm" svg:y="19.559cm" svg:viewBox="0 0 917 8329" draw:points="0,8329 917,8329 917,0 0,0">
          <text:p/>
        </draw:polygon>
        <draw:polygon draw:style-name="gr2" draw:text-style-name="P2" draw:layer="layout" svg:width="0.916cm" svg:height="7.094cm" svg:x="38.44cm" svg:y="20.793cm" svg:viewBox="0 0 917 7095" draw:points="0,7095 917,7095 917,0 0,0">
          <text:p/>
        </draw:polygon>
        <draw:polygon draw:style-name="gr2" draw:text-style-name="P2" draw:layer="layout" svg:width="0.916cm" svg:height="5.262cm" svg:x="39.586cm" svg:y="22.625cm" svg:viewBox="0 0 917 5263" draw:points="0,5263 917,5263 917,0 0,0">
          <text:p/>
        </draw:polygon>
        <draw:polygon draw:style-name="gr2" draw:text-style-name="P2" draw:layer="layout" svg:width="0.916cm" svg:height="6.475cm" svg:x="40.731cm" svg:y="21.412cm" svg:viewBox="0 0 917 6476" draw:points="0,6476 917,6476 917,0 0,0">
          <text:p/>
        </draw:polygon>
        <draw:polygon draw:style-name="gr2" draw:text-style-name="P2" draw:layer="layout" svg:width="0.916cm" svg:height="3.587cm" svg:x="41.877cm" svg:y="24.3cm" svg:viewBox="0 0 917 3588" draw:points="0,3588 917,3588 917,0 0,0">
          <text:p/>
        </draw:polygon>
        <draw:polygon draw:style-name="gr2" draw:text-style-name="P2" draw:layer="layout" svg:width="0.916cm" svg:height="7.452cm" svg:x="43.022cm" svg:y="20.435cm" svg:viewBox="0 0 917 7453" draw:points="0,7453 917,7453 917,0 0,0">
          <text:p/>
        </draw:polygon>
        <draw:polygon draw:style-name="gr2" draw:text-style-name="P2" draw:layer="layout" svg:width="0.917cm" svg:height="0.909cm" svg:x="44.167cm" svg:y="26.978cm" svg:viewBox="0 0 918 910" draw:points="0,910 918,910 918,0 0,0">
          <text:p/>
        </draw:polygon>
        <draw:polygon draw:style-name="gr2" draw:text-style-name="P2" draw:layer="layout" svg:width="0.916cm" svg:height="7.276cm" svg:x="45.313cm" svg:y="20.611cm" svg:viewBox="0 0 917 7277" draw:points="0,7277 917,7277 917,0 0,0">
          <text:p/>
        </draw:polygon>
        <draw:polygon draw:style-name="gr2" draw:text-style-name="P2" draw:layer="layout" svg:width="0.917cm" svg:height="6.88cm" svg:x="46.458cm" svg:y="21.007cm" svg:viewBox="0 0 918 6881" draw:points="0,6881 918,6881 918,0 0,0">
          <text:p/>
        </draw:polygon>
        <draw:polygon draw:style-name="gr2" draw:text-style-name="P2" draw:layer="layout" svg:width="0.916cm" svg:height="1.855cm" svg:x="47.604cm" svg:y="26.032cm" svg:viewBox="0 0 917 1856" draw:points="0,1856 917,1856 917,0 0,0">
          <text:p/>
        </draw:polygon>
        <draw:polygon draw:style-name="gr2" draw:text-style-name="P2" draw:layer="layout" svg:width="0.917cm" svg:height="3.161cm" svg:x="48.749cm" svg:y="24.726cm" svg:viewBox="0 0 918 3162" draw:points="0,3162 918,3162 918,0 0,0">
          <text:p/>
        </draw:polygon>
        <draw:polygon draw:style-name="gr2" draw:text-style-name="P2" draw:layer="layout" svg:width="0.916cm" svg:height="3.56cm" svg:x="49.895cm" svg:y="24.327cm" svg:viewBox="0 0 917 3561" draw:points="0,3561 917,3561 917,0 0,0">
          <text:p/>
        </draw:polygon>
        <draw:polygon draw:style-name="gr2" draw:text-style-name="P2" draw:layer="layout" svg:width="0.917cm" svg:height="0.863cm" svg:x="51.04cm" svg:y="27.024cm" svg:viewBox="0 0 918 864" draw:points="0,864 918,864 918,0 0,0">
          <text:p/>
        </draw:polygon>
        <draw:polygon draw:style-name="gr2" draw:text-style-name="P2" draw:layer="layout" svg:width="0.916cm" svg:height="0.162cm" svg:x="52.186cm" svg:y="27.725cm" svg:viewBox="0 0 917 163" draw:points="0,163 917,163 917,0 0,0">
          <text:p/>
        </draw:polygon>
        <draw:polygon draw:style-name="gr2" draw:text-style-name="P2" draw:layer="layout" svg:width="0.917cm" svg:height="0.278cm" svg:x="53.331cm" svg:y="27.609cm" svg:viewBox="0 0 918 279" draw:points="0,279 918,279 918,0 0,0">
          <text:p/>
        </draw:polygon>
        <draw:polygon draw:style-name="gr2" draw:text-style-name="P2" draw:layer="layout" svg:width="0.916cm" svg:height="0.265cm" svg:x="54.477cm" svg:y="27.622cm" svg:viewBox="0 0 917 266" draw:points="0,266 917,266 917,0 0,0">
          <text:p/>
        </draw:polygon>
        <draw:polygon draw:style-name="gr3" draw:text-style-name="P3" draw:layer="layout" svg:width="0.933cm" svg:height="0cm" svg:x="2.922cm" svg:y="21.873cm" svg:viewBox="0 0 934 0" draw:points="934,0 0,0">
          <text:p/>
        </draw:polygon>
        <draw:line draw:style-name="gr4" draw:text-style-name="P4" draw:layer="layout" svg:x1="3.856cm" svg:y1="21.873cm" svg:x2="2.922cm" svg:y2="21.873cm">
          <text:p/>
        </draw:line>
        <draw:polygon draw:style-name="gr3" draw:text-style-name="P3" draw:layer="layout" svg:width="0.932cm" svg:height="0cm" svg:x="4.068cm" svg:y="27.628cm" svg:viewBox="0 0 933 0" draw:points="933,0 0,0">
          <text:p/>
        </draw:polygon>
        <draw:line draw:style-name="gr4" draw:text-style-name="P4" draw:layer="layout" svg:x1="5.001cm" svg:y1="27.628cm" svg:x2="4.068cm" svg:y2="27.628cm">
          <text:p/>
        </draw:line>
        <draw:polygon draw:style-name="gr3" draw:text-style-name="P3" draw:layer="layout" svg:width="0.933cm" svg:height="0cm" svg:x="5.213cm" svg:y="27.733cm" svg:viewBox="0 0 934 0" draw:points="934,0 0,0">
          <text:p/>
        </draw:polygon>
        <draw:line draw:style-name="gr4" draw:text-style-name="P4" draw:layer="layout" svg:x1="6.147cm" svg:y1="27.733cm" svg:x2="5.213cm" svg:y2="27.733cm">
          <text:p/>
        </draw:line>
        <draw:polygon draw:style-name="gr3" draw:text-style-name="P3" draw:layer="layout" svg:width="0.932cm" svg:height="0cm" svg:x="6.359cm" svg:y="27.733cm" svg:viewBox="0 0 933 0" draw:points="933,0 0,0">
          <text:p/>
        </draw:polygon>
        <draw:line draw:style-name="gr4" draw:text-style-name="P4" draw:layer="layout" svg:x1="7.292cm" svg:y1="27.733cm" svg:x2="6.359cm" svg:y2="27.733cm">
          <text:p/>
        </draw:line>
        <draw:polygon draw:style-name="gr3" draw:text-style-name="P3" draw:layer="layout" svg:width="0.932cm" svg:height="0cm" svg:x="7.504cm" svg:y="27.398cm" svg:viewBox="0 0 933 0" draw:points="933,0 0,0">
          <text:p/>
        </draw:polygon>
        <draw:line draw:style-name="gr4" draw:text-style-name="P4" draw:layer="layout" svg:x1="8.437cm" svg:y1="27.398cm" svg:x2="7.504cm" svg:y2="27.398cm">
          <text:p/>
        </draw:line>
        <draw:polygon draw:style-name="gr3" draw:text-style-name="P3" draw:layer="layout" svg:width="0.932cm" svg:height="0cm" svg:x="8.65cm" svg:y="26.385cm" svg:viewBox="0 0 933 0" draw:points="933,0 0,0">
          <text:p/>
        </draw:polygon>
        <draw:line draw:style-name="gr4" draw:text-style-name="P4" draw:layer="layout" svg:x1="9.583cm" svg:y1="26.385cm" svg:x2="8.65cm" svg:y2="26.385cm">
          <text:p/>
        </draw:line>
        <draw:polygon draw:style-name="gr3" draw:text-style-name="P3" draw:layer="layout" svg:width="0.932cm" svg:height="0cm" svg:x="9.795cm" svg:y="26.257cm" svg:viewBox="0 0 933 0" draw:points="933,0 0,0">
          <text:p/>
        </draw:polygon>
        <draw:line draw:style-name="gr4" draw:text-style-name="P4" draw:layer="layout" svg:x1="10.728cm" svg:y1="26.257cm" svg:x2="9.795cm" svg:y2="26.257cm">
          <text:p/>
        </draw:line>
        <draw:polygon draw:style-name="gr3" draw:text-style-name="P3" draw:layer="layout" svg:width="0.932cm" svg:height="0cm" svg:x="10.941cm" svg:y="27.398cm" svg:viewBox="0 0 933 0" draw:points="933,0 0,0">
          <text:p/>
        </draw:polygon>
        <draw:line draw:style-name="gr4" draw:text-style-name="P4" draw:layer="layout" svg:x1="11.874cm" svg:y1="27.398cm" svg:x2="10.941cm" svg:y2="27.398cm">
          <text:p/>
        </draw:line>
        <draw:polygon draw:style-name="gr3" draw:text-style-name="P3" draw:layer="layout" svg:width="0.932cm" svg:height="0cm" svg:x="12.086cm" svg:y="23.212cm" svg:viewBox="0 0 933 0" draw:points="933,0 0,0">
          <text:p/>
        </draw:polygon>
        <draw:line draw:style-name="gr4" draw:text-style-name="P4" draw:layer="layout" svg:x1="13.019cm" svg:y1="23.212cm" svg:x2="12.086cm" svg:y2="23.212cm">
          <text:p/>
        </draw:line>
        <draw:polygon draw:style-name="gr3" draw:text-style-name="P3" draw:layer="layout" svg:width="0.933cm" svg:height="0cm" svg:x="13.231cm" svg:y="26.254cm" svg:viewBox="0 0 934 0" draw:points="934,0 0,0">
          <text:p/>
        </draw:polygon>
        <draw:line draw:style-name="gr4" draw:text-style-name="P4" draw:layer="layout" svg:x1="14.165cm" svg:y1="26.254cm" svg:x2="13.231cm" svg:y2="26.254cm">
          <text:p/>
        </draw:line>
        <draw:polygon draw:style-name="gr3" draw:text-style-name="P3" draw:layer="layout" svg:width="0.932cm" svg:height="0cm" svg:x="14.377cm" svg:y="25.53cm" svg:viewBox="0 0 933 0" draw:points="933,0 0,0">
          <text:p/>
        </draw:polygon>
        <draw:line draw:style-name="gr4" draw:text-style-name="P4" draw:layer="layout" svg:x1="15.31cm" svg:y1="25.53cm" svg:x2="14.377cm" svg:y2="25.53cm">
          <text:p/>
        </draw:line>
        <draw:polygon draw:style-name="gr3" draw:text-style-name="P3" draw:layer="layout" svg:width="0.933cm" svg:height="0cm" svg:x="15.522cm" svg:y="21.873cm" svg:viewBox="0 0 934 0" draw:points="934,0 0,0">
          <text:p/>
        </draw:polygon>
        <draw:line draw:style-name="gr4" draw:text-style-name="P4" draw:layer="layout" svg:x1="16.456cm" svg:y1="21.873cm" svg:x2="15.522cm" svg:y2="21.873cm">
          <text:p/>
        </draw:line>
        <draw:polygon draw:style-name="gr3" draw:text-style-name="P3" draw:layer="layout" svg:width="0.932cm" svg:height="0cm" svg:x="16.668cm" svg:y="26.218cm" svg:viewBox="0 0 933 0" draw:points="933,0 0,0">
          <text:p/>
        </draw:polygon>
        <draw:line draw:style-name="gr4" draw:text-style-name="P4" draw:layer="layout" svg:x1="17.601cm" svg:y1="26.218cm" svg:x2="16.668cm" svg:y2="26.218cm">
          <text:p/>
        </draw:line>
        <draw:polygon draw:style-name="gr3" draw:text-style-name="P3" draw:layer="layout" svg:width="0.933cm" svg:height="0cm" svg:x="17.813cm" svg:y="21.915cm" svg:viewBox="0 0 934 0" draw:points="934,0 0,0">
          <text:p/>
        </draw:polygon>
        <draw:line draw:style-name="gr4" draw:text-style-name="P4" draw:layer="layout" svg:x1="18.747cm" svg:y1="21.915cm" svg:x2="17.813cm" svg:y2="21.915cm">
          <text:p/>
        </draw:line>
        <draw:polygon draw:style-name="gr3" draw:text-style-name="P3" draw:layer="layout" svg:width="0.932cm" svg:height="0cm" svg:x="18.959cm" svg:y="25.486cm" svg:viewBox="0 0 933 0" draw:points="933,0 0,0">
          <text:p/>
        </draw:polygon>
        <draw:line draw:style-name="gr4" draw:text-style-name="P4" draw:layer="layout" svg:x1="19.892cm" svg:y1="25.486cm" svg:x2="18.959cm" svg:y2="25.486cm">
          <text:p/>
        </draw:line>
        <draw:polygon draw:style-name="gr3" draw:text-style-name="P3" draw:layer="layout" svg:width="0.933cm" svg:height="0cm" svg:x="20.104cm" svg:y="27.756cm" svg:viewBox="0 0 934 0" draw:points="934,0 0,0">
          <text:p/>
        </draw:polygon>
        <draw:line draw:style-name="gr4" draw:text-style-name="P4" draw:layer="layout" svg:x1="21.038cm" svg:y1="27.756cm" svg:x2="20.104cm" svg:y2="27.756cm">
          <text:p/>
        </draw:line>
        <draw:polygon draw:style-name="gr3" draw:text-style-name="P3" draw:layer="layout" svg:width="0.932cm" svg:height="0cm" svg:x="21.25cm" svg:y="21.785cm" svg:viewBox="0 0 933 0" draw:points="933,0 0,0">
          <text:p/>
        </draw:polygon>
        <draw:line draw:style-name="gr4" draw:text-style-name="P4" draw:layer="layout" svg:x1="22.183cm" svg:y1="21.785cm" svg:x2="21.25cm" svg:y2="21.785cm">
          <text:p/>
        </draw:line>
        <draw:polygon draw:style-name="gr3" draw:text-style-name="P3" draw:layer="layout" svg:width="0.932cm" svg:height="0cm" svg:x="22.395cm" svg:y="22.788cm" svg:viewBox="0 0 933 0" draw:points="933,0 0,0">
          <text:p/>
        </draw:polygon>
        <draw:line draw:style-name="gr4" draw:text-style-name="P4" draw:layer="layout" svg:x1="23.328cm" svg:y1="22.788cm" svg:x2="22.395cm" svg:y2="22.788cm">
          <text:p/>
        </draw:line>
        <draw:polygon draw:style-name="gr3" draw:text-style-name="P3" draw:layer="layout" svg:width="0.932cm" svg:height="0cm" svg:x="23.541cm" svg:y="25.46cm" svg:viewBox="0 0 933 0" draw:points="933,0 0,0">
          <text:p/>
        </draw:polygon>
        <draw:line draw:style-name="gr4" draw:text-style-name="P4" draw:layer="layout" svg:x1="24.474cm" svg:y1="25.46cm" svg:x2="23.541cm" svg:y2="25.46cm">
          <text:p/>
        </draw:line>
        <draw:polygon draw:style-name="gr3" draw:text-style-name="P3" draw:layer="layout" svg:width="0.932cm" svg:height="0cm" svg:x="24.686cm" svg:y="25.576cm" svg:viewBox="0 0 933 0" draw:points="933,0 0,0">
          <text:p/>
        </draw:polygon>
        <draw:line draw:style-name="gr4" draw:text-style-name="P4" draw:layer="layout" svg:x1="25.619cm" svg:y1="25.576cm" svg:x2="24.686cm" svg:y2="25.576cm">
          <text:p/>
        </draw:line>
        <draw:polygon draw:style-name="gr3" draw:text-style-name="P3" draw:layer="layout" svg:width="0.932cm" svg:height="0cm" svg:x="25.832cm" svg:y="27.009cm" svg:viewBox="0 0 933 0" draw:points="933,0 0,0">
          <text:p/>
        </draw:polygon>
        <draw:line draw:style-name="gr4" draw:text-style-name="P4" draw:layer="layout" svg:x1="26.765cm" svg:y1="27.009cm" svg:x2="25.832cm" svg:y2="27.009cm">
          <text:p/>
        </draw:line>
        <draw:polygon draw:style-name="gr3" draw:text-style-name="P3" draw:layer="layout" svg:width="0.932cm" svg:height="0cm" svg:x="26.977cm" svg:y="23.969cm" svg:viewBox="0 0 933 0" draw:points="933,0 0,0">
          <text:p/>
        </draw:polygon>
        <draw:line draw:style-name="gr4" draw:text-style-name="P4" draw:layer="layout" svg:x1="27.91cm" svg:y1="23.969cm" svg:x2="26.977cm" svg:y2="23.969cm">
          <text:p/>
        </draw:line>
        <draw:polygon draw:style-name="gr3" draw:text-style-name="P3" draw:layer="layout" svg:width="0.933cm" svg:height="0cm" svg:x="28.122cm" svg:y="24.291cm" svg:viewBox="0 0 934 0" draw:points="934,0 0,0">
          <text:p/>
        </draw:polygon>
        <draw:line draw:style-name="gr4" draw:text-style-name="P4" draw:layer="layout" svg:x1="29.056cm" svg:y1="24.291cm" svg:x2="28.122cm" svg:y2="24.291cm">
          <text:p/>
        </draw:line>
        <draw:polygon draw:style-name="gr3" draw:text-style-name="P3" draw:layer="layout" svg:width="0.932cm" svg:height="0cm" svg:x="29.268cm" svg:y="27.049cm" svg:viewBox="0 0 933 0" draw:points="933,0 0,0">
          <text:p/>
        </draw:polygon>
        <draw:line draw:style-name="gr4" draw:text-style-name="P4" draw:layer="layout" svg:x1="30.201cm" svg:y1="27.049cm" svg:x2="29.268cm" svg:y2="27.049cm">
          <text:p/>
        </draw:line>
        <draw:polygon draw:style-name="gr3" draw:text-style-name="P3" draw:layer="layout" svg:width="0.933cm" svg:height="0cm" svg:x="30.413cm" svg:y="27.026cm" svg:viewBox="0 0 934 0" draw:points="934,0 0,0">
          <text:p/>
        </draw:polygon>
        <draw:line draw:style-name="gr4" draw:text-style-name="P4" draw:layer="layout" svg:x1="31.347cm" svg:y1="27.026cm" svg:x2="30.413cm" svg:y2="27.026cm">
          <text:p/>
        </draw:line>
        <draw:polygon draw:style-name="gr3" draw:text-style-name="P3" draw:layer="layout" svg:width="0.932cm" svg:height="0cm" svg:x="31.559cm" svg:y="26.477cm" svg:viewBox="0 0 933 0" draw:points="933,0 0,0">
          <text:p/>
        </draw:polygon>
        <draw:line draw:style-name="gr4" draw:text-style-name="P4" draw:layer="layout" svg:x1="32.492cm" svg:y1="26.477cm" svg:x2="31.559cm" svg:y2="26.477cm">
          <text:p/>
        </draw:line>
        <draw:polygon draw:style-name="gr3" draw:text-style-name="P3" draw:layer="layout" svg:width="0.933cm" svg:height="0cm" svg:x="32.704cm" svg:y="21.196cm" svg:viewBox="0 0 934 0" draw:points="934,0 0,0">
          <text:p/>
        </draw:polygon>
        <draw:line draw:style-name="gr4" draw:text-style-name="P4" draw:layer="layout" svg:x1="33.638cm" svg:y1="21.196cm" svg:x2="32.704cm" svg:y2="21.196cm">
          <text:p/>
        </draw:line>
        <draw:polygon draw:style-name="gr3" draw:text-style-name="P3" draw:layer="layout" svg:width="0.932cm" svg:height="0cm" svg:x="33.85cm" svg:y="27.188cm" svg:viewBox="0 0 933 0" draw:points="933,0 0,0">
          <text:p/>
        </draw:polygon>
        <draw:line draw:style-name="gr4" draw:text-style-name="P4" draw:layer="layout" svg:x1="34.783cm" svg:y1="27.188cm" svg:x2="33.85cm" svg:y2="27.188cm">
          <text:p/>
        </draw:line>
        <draw:polygon draw:style-name="gr3" draw:text-style-name="P3" draw:layer="layout" svg:width="0.933cm" svg:height="0cm" svg:x="34.995cm" svg:y="16.152cm" svg:viewBox="0 0 934 0" draw:points="934,0 0,0">
          <text:p/>
        </draw:polygon>
        <draw:line draw:style-name="gr4" draw:text-style-name="P4" draw:layer="layout" svg:x1="35.929cm" svg:y1="16.152cm" svg:x2="34.995cm" svg:y2="16.152cm">
          <text:p/>
        </draw:line>
        <draw:polygon draw:style-name="gr3" draw:text-style-name="P3" draw:layer="layout" svg:width="0.932cm" svg:height="0cm" svg:x="36.141cm" svg:y="16.152cm" svg:viewBox="0 0 933 0" draw:points="933,0 0,0">
          <text:p/>
        </draw:polygon>
        <draw:line draw:style-name="gr4" draw:text-style-name="P4" draw:layer="layout" svg:x1="37.074cm" svg:y1="16.152cm" svg:x2="36.141cm" svg:y2="16.152cm">
          <text:p/>
        </draw:line>
        <draw:polygon draw:style-name="gr3" draw:text-style-name="P3" draw:layer="layout" svg:width="0.933cm" svg:height="0cm" svg:x="37.286cm" svg:y="27.392cm" svg:viewBox="0 0 934 0" draw:points="934,0 0,0">
          <text:p/>
        </draw:polygon>
        <draw:line draw:style-name="gr4" draw:text-style-name="P4" draw:layer="layout" svg:x1="38.22cm" svg:y1="27.392cm" svg:x2="37.286cm" svg:y2="27.392cm">
          <text:p/>
        </draw:line>
        <draw:polygon draw:style-name="gr3" draw:text-style-name="P3" draw:layer="layout" svg:width="0.932cm" svg:height="0cm" svg:x="38.432cm" svg:y="25.484cm" svg:viewBox="0 0 933 0" draw:points="933,0 0,0">
          <text:p/>
        </draw:polygon>
        <draw:line draw:style-name="gr4" draw:text-style-name="P4" draw:layer="layout" svg:x1="39.365cm" svg:y1="25.484cm" svg:x2="38.432cm" svg:y2="25.484cm">
          <text:p/>
        </draw:line>
        <draw:polygon draw:style-name="gr3" draw:text-style-name="P3" draw:layer="layout" svg:width="0.932cm" svg:height="0cm" svg:x="39.577cm" svg:y="27.52cm" svg:viewBox="0 0 933 0" draw:points="933,0 0,0">
          <text:p/>
        </draw:polygon>
        <draw:line draw:style-name="gr4" draw:text-style-name="P4" draw:layer="layout" svg:x1="40.51cm" svg:y1="27.52cm" svg:x2="39.577cm" svg:y2="27.52cm">
          <text:p/>
        </draw:line>
        <draw:polygon draw:style-name="gr3" draw:text-style-name="P3" draw:layer="layout" svg:width="0.932cm" svg:height="0cm" svg:x="40.723cm" svg:y="27.034cm" svg:viewBox="0 0 933 0" draw:points="933,0 0,0">
          <text:p/>
        </draw:polygon>
        <draw:line draw:style-name="gr4" draw:text-style-name="P4" draw:layer="layout" svg:x1="41.656cm" svg:y1="27.034cm" svg:x2="40.723cm" svg:y2="27.034cm">
          <text:p/>
        </draw:line>
        <draw:polygon draw:style-name="gr3" draw:text-style-name="P3" draw:layer="layout" svg:width="0.932cm" svg:height="0cm" svg:x="41.868cm" svg:y="27.706cm" svg:viewBox="0 0 933 0" draw:points="933,0 0,0">
          <text:p/>
        </draw:polygon>
        <draw:line draw:style-name="gr4" draw:text-style-name="P4" draw:layer="layout" svg:x1="42.801cm" svg:y1="27.706cm" svg:x2="41.868cm" svg:y2="27.706cm">
          <text:p/>
        </draw:line>
        <draw:polygon draw:style-name="gr3" draw:text-style-name="P3" draw:layer="layout" svg:width="0.933cm" svg:height="0cm" svg:x="43.013cm" svg:y="25.025cm" svg:viewBox="0 0 934 0" draw:points="934,0 0,0">
          <text:p/>
        </draw:polygon>
        <draw:line draw:style-name="gr4" draw:text-style-name="P4" draw:layer="layout" svg:x1="43.947cm" svg:y1="25.025cm" svg:x2="43.013cm" svg:y2="25.025cm">
          <text:p/>
        </draw:line>
        <draw:polygon draw:style-name="gr3" draw:text-style-name="P3" draw:layer="layout" svg:width="0.932cm" svg:height="0cm" svg:x="44.159cm" svg:y="27.098cm" svg:viewBox="0 0 933 0" draw:points="933,0 0,0">
          <text:p/>
        </draw:polygon>
        <draw:line draw:style-name="gr4" draw:text-style-name="P4" draw:layer="layout" svg:x1="45.092cm" svg:y1="27.098cm" svg:x2="44.159cm" svg:y2="27.098cm">
          <text:p/>
        </draw:line>
        <draw:polygon draw:style-name="gr3" draw:text-style-name="P3" draw:layer="layout" svg:width="0.933cm" svg:height="0cm" svg:x="45.304cm" svg:y="27.458cm" svg:viewBox="0 0 934 0" draw:points="934,0 0,0">
          <text:p/>
        </draw:polygon>
        <draw:line draw:style-name="gr4" draw:text-style-name="P4" draw:layer="layout" svg:x1="46.238cm" svg:y1="27.458cm" svg:x2="45.304cm" svg:y2="27.458cm">
          <text:p/>
        </draw:line>
        <draw:polygon draw:style-name="gr3" draw:text-style-name="P3" draw:layer="layout" svg:width="0.932cm" svg:height="0cm" svg:x="46.45cm" svg:y="26.418cm" svg:viewBox="0 0 933 0" draw:points="933,0 0,0">
          <text:p/>
        </draw:polygon>
        <draw:line draw:style-name="gr4" draw:text-style-name="P4" draw:layer="layout" svg:x1="47.383cm" svg:y1="26.418cm" svg:x2="46.45cm" svg:y2="26.418cm">
          <text:p/>
        </draw:line>
        <draw:polygon draw:style-name="gr3" draw:text-style-name="P3" draw:layer="layout" svg:width="0.933cm" svg:height="0cm" svg:x="47.595cm" svg:y="27.643cm" svg:viewBox="0 0 934 0" draw:points="934,0 0,0">
          <text:p/>
        </draw:polygon>
        <draw:line draw:style-name="gr4" draw:text-style-name="P4" draw:layer="layout" svg:x1="48.529cm" svg:y1="27.643cm" svg:x2="47.595cm" svg:y2="27.643cm">
          <text:p/>
        </draw:line>
        <draw:polygon draw:style-name="gr3" draw:text-style-name="P3" draw:layer="layout" svg:width="0.932cm" svg:height="0cm" svg:x="48.741cm" svg:y="27.609cm" svg:viewBox="0 0 933 0" draw:points="933,0 0,0">
          <text:p/>
        </draw:polygon>
        <draw:line draw:style-name="gr4" draw:text-style-name="P4" draw:layer="layout" svg:x1="49.674cm" svg:y1="27.609cm" svg:x2="48.741cm" svg:y2="27.609cm">
          <text:p/>
        </draw:line>
        <draw:polygon draw:style-name="gr3" draw:text-style-name="P3" draw:layer="layout" svg:width="0.933cm" svg:height="0cm" svg:x="49.886cm" svg:y="27.546cm" svg:viewBox="0 0 934 0" draw:points="934,0 0,0">
          <text:p/>
        </draw:polygon>
        <draw:line draw:style-name="gr4" draw:text-style-name="P4" draw:layer="layout" svg:x1="50.82cm" svg:y1="27.546cm" svg:x2="49.886cm" svg:y2="27.546cm">
          <text:p/>
        </draw:line>
        <draw:polygon draw:style-name="gr3" draw:text-style-name="P3" draw:layer="layout" svg:width="0.932cm" svg:height="0cm" svg:x="51.032cm" svg:y="27.511cm" svg:viewBox="0 0 933 0" draw:points="933,0 0,0">
          <text:p/>
        </draw:polygon>
        <draw:line draw:style-name="gr4" draw:text-style-name="P4" draw:layer="layout" svg:x1="51.965cm" svg:y1="27.511cm" svg:x2="51.032cm" svg:y2="27.511cm">
          <text:p/>
        </draw:line>
        <draw:polygon draw:style-name="gr3" draw:text-style-name="P3" draw:layer="layout" svg:width="0.933cm" svg:height="0cm" svg:x="52.177cm" svg:y="27.773cm" svg:viewBox="0 0 934 0" draw:points="934,0 0,0">
          <text:p/>
        </draw:polygon>
        <draw:line draw:style-name="gr4" draw:text-style-name="P4" draw:layer="layout" svg:x1="53.111cm" svg:y1="27.773cm" svg:x2="52.177cm" svg:y2="27.773cm">
          <text:p/>
        </draw:line>
        <draw:polygon draw:style-name="gr3" draw:text-style-name="P3" draw:layer="layout" svg:width="0.932cm" svg:height="0cm" svg:x="53.323cm" svg:y="27.801cm" svg:viewBox="0 0 933 0" draw:points="933,0 0,0">
          <text:p/>
        </draw:polygon>
        <draw:line draw:style-name="gr4" draw:text-style-name="P4" draw:layer="layout" svg:x1="54.256cm" svg:y1="27.801cm" svg:x2="53.323cm" svg:y2="27.801cm">
          <text:p/>
        </draw:line>
        <draw:polygon draw:style-name="gr3" draw:text-style-name="P3" draw:layer="layout" svg:width="0.932cm" svg:height="0cm" svg:x="54.468cm" svg:y="27.799cm" svg:viewBox="0 0 933 0" draw:points="933,0 0,0">
          <text:p/>
        </draw:polygon>
        <draw:line draw:style-name="gr4" draw:text-style-name="P4" draw:layer="layout" svg:x1="55.401cm" svg:y1="27.799cm" svg:x2="54.468cm" svg:y2="27.799cm">
          <text:p/>
        </draw:line>
        <draw:polygon draw:style-name="gr5" draw:text-style-name="P5" draw:layer="layout" svg:width="0cm" svg:height="0.122cm" svg:x="3.389cm" svg:y="27.887cm" svg:viewBox="0 0 0 123" draw:points="0,0 0,123">
          <text:p/>
        </draw:polygon>
        <draw:line draw:style-name="gr6" draw:text-style-name="P4" draw:layer="layout" svg:x1="3.389cm" svg:y1="27.887cm" svg:x2="3.389cm" svg:y2="28.01cm">
          <text:p/>
        </draw:line>
        <draw:polygon draw:style-name="gr5" draw:text-style-name="P5" draw:layer="layout" svg:width="0cm" svg:height="0.122cm" svg:x="4.534cm" svg:y="27.887cm" svg:viewBox="0 0 0 123" draw:points="0,0 0,123">
          <text:p/>
        </draw:polygon>
        <draw:line draw:style-name="gr6" draw:text-style-name="P4" draw:layer="layout" svg:x1="4.534cm" svg:y1="27.887cm" svg:x2="4.534cm" svg:y2="28.01cm">
          <text:p/>
        </draw:line>
        <draw:frame draw:style-name="gr11" draw:text-style-name="P8" draw:layer="layout" svg:width="9.104cm" svg:height="1.369cm" draw:transform="rotate (1.5707963267949) translate (2.585cm 37.218cm)">
          <draw:text-box>
            <text:p text:style-name="P6"><text:span text:style-name="T2">occupation gender</text:span></text:p>
          </draw:text-box>
        </draw:frame>
        <draw:polygon draw:style-name="gr5" draw:text-style-name="P5" draw:layer="layout" svg:width="0cm" svg:height="0.122cm" svg:x="5.68cm" svg:y="27.887cm" svg:viewBox="0 0 0 123" draw:points="0,0 0,123">
          <text:p/>
        </draw:polygon>
        <draw:line draw:style-name="gr6" draw:text-style-name="P4" draw:layer="layout" svg:x1="5.68cm" svg:y1="27.887cm" svg:x2="5.68cm" svg:y2="28.01cm">
          <text:p/>
        </draw:line>
        <draw:frame draw:style-name="gr11" draw:text-style-name="P8" draw:layer="layout" svg:width="10.89cm" svg:height="1.369cm" draw:transform="rotate (1.5707963267949) translate (3.73cm 38.999cm)">
          <draw:text-box>
            <text:p text:style-name="P6"><text:span text:style-name="T2">adjective comparative</text:span></text:p>
          </draw:text-box>
        </draw:frame>
        <draw:polygon draw:style-name="gr5" draw:text-style-name="P5" draw:layer="layout" svg:width="0cm" svg:height="0.122cm" svg:x="6.825cm" svg:y="27.887cm" svg:viewBox="0 0 0 123" draw:points="0,0 0,123">
          <text:p/>
        </draw:polygon>
        <draw:line draw:style-name="gr6" draw:text-style-name="P4" draw:layer="layout" svg:x1="6.825cm" svg:y1="27.887cm" svg:x2="6.825cm" svg:y2="28.01cm">
          <text:p/>
        </draw:line>
        <draw:frame draw:style-name="gr11" draw:text-style-name="P8" draw:layer="layout" svg:width="7.355cm" svg:height="1.369cm" draw:transform="rotate (1.5707963267949) translate (4.877cm 35.471cm)">
          <draw:text-box>
            <text:p text:style-name="P6"><text:span text:style-name="T2">verb past tense</text:span></text:p>
          </draw:text-box>
        </draw:frame>
        <draw:polygon draw:style-name="gr5" draw:text-style-name="P5" draw:layer="layout" svg:width="0cm" svg:height="0.122cm" svg:x="7.971cm" svg:y="27.887cm" svg:viewBox="0 0 0 123" draw:points="0,0 0,123">
          <text:p/>
        </draw:polygon>
        <draw:line draw:style-name="gr6" draw:text-style-name="P4" draw:layer="layout" svg:x1="7.971cm" svg:y1="27.887cm" svg:x2="7.971cm" svg:y2="28.01cm">
          <text:p/>
        </draw:line>
        <draw:frame draw:style-name="gr11" draw:text-style-name="P8" draw:layer="layout" svg:width="10.204cm" svg:height="1.369cm" draw:transform="rotate (1.5707963267949) translate (6.021cm 38.314cm)">
          <draw:text-box>
            <text:p text:style-name="P6"><text:span text:style-name="T2">adjective superlative</text:span></text:p>
          </draw:text-box>
        </draw:frame>
        <draw:polygon draw:style-name="gr5" draw:text-style-name="P5" draw:layer="layout" svg:width="0cm" svg:height="0.122cm" svg:x="9.116cm" svg:y="27.887cm" svg:viewBox="0 0 0 123" draw:points="0,0 0,123">
          <text:p/>
        </draw:polygon>
        <draw:line draw:style-name="gr6" draw:text-style-name="P4" draw:layer="layout" svg:x1="9.116cm" svg:y1="27.887cm" svg:x2="9.116cm" svg:y2="28.01cm">
          <text:p/>
        </draw:line>
        <draw:frame draw:style-name="gr11" draw:text-style-name="P8" draw:layer="layout" svg:width="9.548cm" svg:height="1.369cm" draw:transform="rotate (1.5707963267949) translate (7.167cm 37.643cm)">
          <draw:text-box>
            <text:p text:style-name="P6"><text:span text:style-name="T2">country largest city</text:span></text:p>
          </draw:text-box>
        </draw:frame>
        <draw:polygon draw:style-name="gr5" draw:text-style-name="P5" draw:layer="layout" svg:width="0cm" svg:height="0.122cm" svg:x="10.262cm" svg:y="27.887cm" svg:viewBox="0 0 0 123" draw:points="0,0 0,123">
          <text:p/>
        </draw:polygon>
        <draw:line draw:style-name="gr6" draw:text-style-name="P4" draw:layer="layout" svg:x1="10.262cm" svg:y1="27.887cm" svg:x2="10.262cm" svg:y2="28.01cm">
          <text:p/>
        </draw:line>
        <draw:frame draw:style-name="gr11" draw:text-style-name="P8" draw:layer="layout" svg:width="7.935cm" svg:height="1.369cm" draw:transform="rotate (1.5707963267949) translate (8.313cm 36.052cm)">
          <draw:text-box>
            <text:p text:style-name="P6"><text:span text:style-name="T2">name birthplace</text:span></text:p>
          </draw:text-box>
        </draw:frame>
        <draw:polygon draw:style-name="gr5" draw:text-style-name="P5" draw:layer="layout" svg:width="0cm" svg:height="0.122cm" svg:x="11.407cm" svg:y="27.887cm" svg:viewBox="0 0 0 123" draw:points="0,0 0,123">
          <text:p/>
        </draw:polygon>
        <draw:line draw:style-name="gr6" draw:text-style-name="P4" draw:layer="layout" svg:x1="11.407cm" svg:y1="27.887cm" svg:x2="11.407cm" svg:y2="28.01cm">
          <text:p/>
        </draw:line>
        <draw:frame draw:style-name="gr11" draw:text-style-name="P8" draw:layer="layout" svg:width="8.553cm" svg:height="1.369cm" draw:transform="rotate (1.5707963267949) translate (9.458cm 36.671cm)">
          <draw:text-box>
            <text:p text:style-name="P6"><text:span text:style-name="T2">country language</text:span></text:p>
          </draw:text-box>
        </draw:frame>
        <draw:polygon draw:style-name="gr5" draw:text-style-name="P5" draw:layer="layout" svg:width="0cm" svg:height="0.122cm" svg:x="12.553cm" svg:y="27.887cm" svg:viewBox="0 0 0 123" draw:points="0,0 0,123">
          <text:p/>
        </draw:polygon>
        <draw:line draw:style-name="gr6" draw:text-style-name="P4" draw:layer="layout" svg:x1="12.553cm" svg:y1="27.887cm" svg:x2="12.553cm" svg:y2="28.01cm">
          <text:p/>
        </draw:line>
        <draw:frame draw:style-name="gr11" draw:text-style-name="P8" draw:layer="layout" svg:width="9.548cm" svg:height="1.369cm" draw:transform="rotate (1.5707963267949) translate (10.603cm 37.664cm)">
          <draw:text-box>
            <text:p text:style-name="P6"><text:span text:style-name="T2">country capital city</text:span></text:p>
          </draw:text-box>
        </draw:frame>
        <draw:polygon draw:style-name="gr5" draw:text-style-name="P5" draw:layer="layout" svg:width="0cm" svg:height="0.122cm" svg:x="13.698cm" svg:y="27.887cm" svg:viewBox="0 0 0 123" draw:points="0,0 0,123">
          <text:p/>
        </draw:polygon>
        <draw:line draw:style-name="gr6" draw:text-style-name="P4" draw:layer="layout" svg:x1="13.698cm" svg:y1="27.887cm" svg:x2="13.698cm" svg:y2="28.01cm">
          <text:p/>
        </draw:line>
        <draw:frame draw:style-name="gr11" draw:text-style-name="P8" draw:layer="layout" svg:width="12.749cm" svg:height="1.369cm" draw:transform="rotate (1.5707963267949) translate (11.75cm 40.853cm)">
          <draw:text-box>
            <text:p text:style-name="P6"><text:span text:style-name="T2">substance phase of matter</text:span></text:p>
          </draw:text-box>
        </draw:frame>
        <draw:polygon draw:style-name="gr5" draw:text-style-name="P5" draw:layer="layout" svg:width="0cm" svg:height="0.122cm" svg:x="14.844cm" svg:y="27.887cm" svg:viewBox="0 0 0 123" draw:points="0,0 0,123">
          <text:p/>
        </draw:polygon>
        <draw:line draw:style-name="gr6" draw:text-style-name="P4" draw:layer="layout" svg:x1="14.844cm" svg:y1="27.887cm" svg:x2="14.844cm" svg:y2="28.01cm">
          <text:p/>
        </draw:line>
        <draw:frame draw:style-name="gr11" draw:text-style-name="P8" draw:layer="layout" svg:width="8.422cm" svg:height="1.369cm" draw:transform="rotate (1.5707963267949) translate (12.894cm 36.534cm)">
          <draw:text-box>
            <text:p text:style-name="P6"><text:span text:style-name="T2">object superclass</text:span></text:p>
          </draw:text-box>
        </draw:frame>
        <draw:polygon draw:style-name="gr5" draw:text-style-name="P5" draw:layer="layout" svg:width="0cm" svg:height="0.122cm" svg:x="15.989cm" svg:y="27.887cm" svg:viewBox="0 0 0 123" draw:points="0,0 0,123">
          <text:p/>
        </draw:polygon>
        <draw:line draw:style-name="gr6" draw:text-style-name="P4" draw:layer="layout" svg:x1="15.989cm" svg:y1="27.887cm" svg:x2="15.989cm" svg:y2="28.01cm">
          <text:p/>
        </draw:line>
        <draw:frame draw:style-name="gr11" draw:text-style-name="P8" draw:layer="layout" svg:width="6.835cm" svg:height="1.369cm" draw:transform="rotate (1.5707963267949) translate (14.039cm 34.956cm)">
          <draw:text-box>
            <text:p text:style-name="P6"><text:span text:style-name="T2">name religion</text:span></text:p>
          </draw:text-box>
        </draw:frame>
        <draw:polygon draw:style-name="gr5" draw:text-style-name="P5" draw:layer="layout" svg:width="0cm" svg:height="0.122cm" svg:x="17.135cm" svg:y="27.887cm" svg:viewBox="0 0 0 123" draw:points="0,0 0,123">
          <text:p/>
        </draw:polygon>
        <draw:line draw:style-name="gr6" draw:text-style-name="P4" draw:layer="layout" svg:x1="17.135cm" svg:y1="27.887cm" svg:x2="17.135cm" svg:y2="28.01cm">
          <text:p/>
        </draw:line>
        <draw:frame draw:style-name="gr11" draw:text-style-name="P8" draw:layer="layout" svg:width="6.356cm" svg:height="1.369cm" draw:transform="rotate (1.5707963267949) translate (15.185cm 34.476cm)">
          <draw:text-box>
            <text:p text:style-name="P6"><text:span text:style-name="T2">name gender</text:span></text:p>
          </draw:text-box>
        </draw:frame>
        <draw:polygon draw:style-name="gr5" draw:text-style-name="P5" draw:layer="layout" svg:width="0cm" svg:height="0.122cm" svg:x="18.28cm" svg:y="27.887cm" svg:viewBox="0 0 0 123" draw:points="0,0 0,123">
          <text:p/>
        </draw:polygon>
        <draw:line draw:style-name="gr6" draw:text-style-name="P4" draw:layer="layout" svg:x1="18.28cm" svg:y1="27.887cm" svg:x2="18.28cm" svg:y2="28.01cm">
          <text:p/>
        </draw:line>
        <draw:frame draw:style-name="gr11" draw:text-style-name="P8" draw:layer="layout" svg:width="8.858cm" svg:height="1.369cm" draw:transform="rotate (1.5707963267949) translate (16.331cm 36.98cm)">
          <draw:text-box>
            <text:p text:style-name="P6"><text:span text:style-name="T2">fruit outside color</text:span></text:p>
          </draw:text-box>
        </draw:frame>
        <draw:polygon draw:style-name="gr5" draw:text-style-name="P5" draw:layer="layout" svg:width="0cm" svg:height="0.122cm" svg:x="19.425cm" svg:y="27.887cm" svg:viewBox="0 0 0 123" draw:points="0,0 0,123">
          <text:p/>
        </draw:polygon>
        <draw:line draw:style-name="gr6" draw:text-style-name="P4" draw:layer="layout" svg:x1="19.425cm" svg:y1="27.887cm" svg:x2="19.425cm" svg:y2="28.01cm">
          <text:p/>
        </draw:line>
        <draw:frame draw:style-name="gr11" draw:text-style-name="P8" draw:layer="layout" svg:width="10.272cm" svg:height="1.369cm" draw:transform="rotate (1.5707963267949) translate (17.476cm 38.382cm)">
          <draw:text-box>
            <text:p text:style-name="P6"><text:span text:style-name="T2">characteristic gender</text:span></text:p>
          </draw:text-box>
        </draw:frame>
        <draw:polygon draw:style-name="gr5" draw:text-style-name="P5" draw:layer="layout" svg:width="0cm" svg:height="0.122cm" svg:x="20.571cm" svg:y="27.887cm" svg:viewBox="0 0 0 123" draw:points="0,0 0,123">
          <text:p/>
        </draw:polygon>
        <draw:line draw:style-name="gr6" draw:text-style-name="P4" draw:layer="layout" svg:x1="20.571cm" svg:y1="27.887cm" svg:x2="20.571cm" svg:y2="28.01cm">
          <text:p/>
        </draw:line>
        <draw:frame draw:style-name="gr11" draw:text-style-name="P8" draw:layer="layout" svg:width="7.351cm" svg:height="1.369cm" draw:transform="rotate (1.5707963267949) translate (18.621cm 35.473cm)">
          <draw:text-box>
            <text:p text:style-name="P6"><text:span text:style-name="T2">plays pro sport</text:span></text:p>
          </draw:text-box>
        </draw:frame>
        <draw:polygon draw:style-name="gr5" draw:text-style-name="P5" draw:layer="layout" svg:width="0cm" svg:height="0.122cm" svg:x="21.716cm" svg:y="27.887cm" svg:viewBox="0 0 0 123" draw:points="0,0 0,123">
          <text:p/>
        </draw:polygon>
        <draw:line draw:style-name="gr6" draw:text-style-name="P4" draw:layer="layout" svg:x1="21.716cm" svg:y1="27.887cm" svg:x2="21.716cm" svg:y2="28.01cm">
          <text:p/>
        </draw:line>
        <draw:frame draw:style-name="gr11" draw:text-style-name="P8" draw:layer="layout" svg:width="9.104cm" svg:height="1.369cm" draw:transform="rotate (1.5707963267949) translate (19.767cm 37.218cm)">
          <draw:text-box>
            <text:p text:style-name="P6"><text:span text:style-name="T2">adjective antonym</text:span></text:p>
          </draw:text-box>
        </draw:frame>
        <draw:polygon draw:style-name="gr5" draw:text-style-name="P5" draw:layer="layout" svg:width="0cm" svg:height="0.122cm" svg:x="22.862cm" svg:y="27.887cm" svg:viewBox="0 0 0 123" draw:points="0,0 0,123">
          <text:p/>
        </draw:polygon>
        <draw:line draw:style-name="gr6" draw:text-style-name="P4" draw:layer="layout" svg:x1="22.862cm" svg:y1="27.887cm" svg:x2="22.862cm" svg:y2="28.01cm">
          <text:p/>
        </draw:line>
        <draw:frame draw:style-name="gr11" draw:text-style-name="P8" draw:layer="layout" svg:width="7.457cm" svg:height="1.369cm" draw:transform="rotate (1.5707963267949) translate (20.912cm 35.573cm)">
          <draw:text-box>
            <text:p text:style-name="P6"><text:span text:style-name="T2">occupation age</text:span></text:p>
          </draw:text-box>
        </draw:frame>
        <draw:polygon draw:style-name="gr5" draw:text-style-name="P5" draw:layer="layout" svg:width="0cm" svg:height="0.122cm" svg:x="24.007cm" svg:y="27.887cm" svg:viewBox="0 0 0 123" draw:points="0,0 0,123">
          <text:p/>
        </draw:polygon>
        <draw:line draw:style-name="gr6" draw:text-style-name="P4" draw:layer="layout" svg:x1="24.007cm" svg:y1="27.887cm" svg:x2="24.007cm" svg:y2="28.01cm">
          <text:p/>
        </draw:line>
        <draw:frame draw:style-name="gr11" draw:text-style-name="P8" draw:layer="layout" svg:width="11.407cm" svg:height="1.369cm" draw:transform="rotate (1.5707963267949) translate (22.058cm 39.516cm)">
          <draw:text-box>
            <text:p text:style-name="P6"><text:span text:style-name="T2">person native language</text:span></text:p>
          </draw:text-box>
        </draw:frame>
        <draw:polygon draw:style-name="gr5" draw:text-style-name="P5" draw:layer="layout" svg:width="0cm" svg:height="0.122cm" svg:x="25.153cm" svg:y="27.887cm" svg:viewBox="0 0 0 123" draw:points="0,0 0,123">
          <text:p/>
        </draw:polygon>
        <draw:line draw:style-name="gr6" draw:text-style-name="P4" draw:layer="layout" svg:x1="25.153cm" svg:y1="27.887cm" svg:x2="25.153cm" svg:y2="28.01cm">
          <text:p/>
        </draw:line>
        <draw:frame draw:style-name="gr11" draw:text-style-name="P8" draw:layer="layout" svg:width="8.24cm" svg:height="1.369cm" draw:transform="rotate (1.5707963267949) translate (23.204cm 36.363cm)">
          <draw:text-box>
            <text:p text:style-name="P6"><text:span text:style-name="T2">fruit inside color</text:span></text:p>
          </draw:text-box>
        </draw:frame>
        <draw:polygon draw:style-name="gr5" draw:text-style-name="P5" draw:layer="layout" svg:width="0cm" svg:height="0.122cm" svg:x="26.298cm" svg:y="27.887cm" svg:viewBox="0 0 0 123" draw:points="0,0 0,123">
          <text:p/>
        </draw:polygon>
        <draw:line draw:style-name="gr6" draw:text-style-name="P4" draw:layer="layout" svg:x1="26.298cm" svg:y1="27.887cm" svg:x2="26.298cm" svg:y2="28.01cm">
          <text:p/>
        </draw:line>
        <draw:frame draw:style-name="gr11" draw:text-style-name="P8" draw:layer="layout" svg:width="8.553cm" svg:height="1.369cm" draw:transform="rotate (1.5707963267949) translate (24.349cm 36.673cm)">
          <draw:text-box>
            <text:p text:style-name="P6"><text:span text:style-name="T2">person university</text:span></text:p>
          </draw:text-box>
        </draw:frame>
        <draw:polygon draw:style-name="gr5" draw:text-style-name="P5" draw:layer="layout" svg:width="0cm" svg:height="0.122cm" svg:x="27.444cm" svg:y="27.887cm" svg:viewBox="0 0 0 123" draw:points="0,0 0,123">
          <text:p/>
        </draw:polygon>
        <draw:line draw:style-name="gr6" draw:text-style-name="P4" draw:layer="layout" svg:x1="27.444cm" svg:y1="27.887cm" svg:x2="27.444cm" svg:y2="28.01cm">
          <text:p/>
        </draw:line>
        <draw:frame draw:style-name="gr11" draw:text-style-name="P8" draw:layer="layout" svg:width="13.053cm" svg:height="1.369cm" draw:transform="rotate (1.5707963267949) translate (25.494cm 41.163cm)">
          <draw:text-box>
            <text:p text:style-name="P6"><text:span text:style-name="T2">person lead singer of band</text:span></text:p>
          </draw:text-box>
        </draw:frame>
        <draw:polygon draw:style-name="gr5" draw:text-style-name="P5" draw:layer="layout" svg:width="0cm" svg:height="0.122cm" svg:x="28.589cm" svg:y="27.887cm" svg:viewBox="0 0 0 123" draw:points="0,0 0,123">
          <text:p/>
        </draw:polygon>
        <draw:line draw:style-name="gr6" draw:text-style-name="P4" draw:layer="layout" svg:x1="28.589cm" svg:y1="27.887cm" svg:x2="28.589cm" svg:y2="28.01cm">
          <text:p/>
        </draw:line>
        <draw:frame draw:style-name="gr11" draw:text-style-name="P8" draw:layer="layout" svg:width="7.66cm" svg:height="1.369cm" draw:transform="rotate (1.5707963267949) translate (26.641cm 35.781cm)">
          <draw:text-box>
            <text:p text:style-name="P6"><text:span text:style-name="T2">word sentiment</text:span></text:p>
          </draw:text-box>
        </draw:frame>
        <draw:polygon draw:style-name="gr5" draw:text-style-name="P5" draw:layer="layout" svg:width="0cm" svg:height="0.122cm" svg:x="29.735cm" svg:y="27.887cm" svg:viewBox="0 0 0 123" draw:points="0,0 0,123">
          <text:p/>
        </draw:polygon>
        <draw:line draw:style-name="gr6" draw:text-style-name="P4" draw:layer="layout" svg:x1="29.735cm" svg:y1="27.887cm" svg:x2="29.735cm" svg:y2="28.01cm">
          <text:p/>
        </draw:line>
        <draw:frame draw:style-name="gr11" draw:text-style-name="P8" draw:layer="layout" svg:width="11.817cm" svg:height="1.369cm" draw:transform="rotate (1.5707963267949) translate (27.785cm 39.93cm)">
          <draw:text-box>
            <text:p text:style-name="P6"><text:span text:style-name="T2">person plays instrument</text:span></text:p>
          </draw:text-box>
        </draw:frame>
        <draw:polygon draw:style-name="gr5" draw:text-style-name="P5" draw:layer="layout" svg:width="0cm" svg:height="0.122cm" svg:x="30.88cm" svg:y="27.887cm" svg:viewBox="0 0 0 123" draw:points="0,0 0,123">
          <text:p/>
        </draw:polygon>
        <draw:line draw:style-name="gr6" draw:text-style-name="P4" draw:layer="layout" svg:x1="30.88cm" svg:y1="27.887cm" svg:x2="30.88cm" svg:y2="28.01cm">
          <text:p/>
        </draw:line>
        <draw:frame draw:style-name="gr11" draw:text-style-name="P8" draw:layer="layout" svg:width="7.69cm" svg:height="1.369cm" draw:transform="rotate (1.5707963267949) translate (28.932cm 35.814cm)">
          <draw:text-box>
            <text:p text:style-name="P6"><text:span text:style-name="T2">word first letter</text:span></text:p>
          </draw:text-box>
        </draw:frame>
        <draw:polygon draw:style-name="gr5" draw:text-style-name="P5" draw:layer="layout" svg:width="0cm" svg:height="0.122cm" svg:x="32.026cm" svg:y="27.887cm" svg:viewBox="0 0 0 123" draw:points="0,0 0,123">
          <text:p/>
        </draw:polygon>
        <draw:line draw:style-name="gr6" draw:text-style-name="P4" draw:layer="layout" svg:x1="32.026cm" svg:y1="27.887cm" svg:x2="32.026cm" svg:y2="28.01cm">
          <text:p/>
        </draw:line>
        <draw:frame draw:style-name="gr11" draw:text-style-name="P8" draw:layer="layout" svg:width="8.414cm" svg:height="1.369cm" draw:transform="rotate (1.5707963267949) translate (30.075cm 36.533cm)">
          <draw:text-box>
            <text:p text:style-name="P6"><text:span text:style-name="T2">country currency</text:span></text:p>
          </draw:text-box>
        </draw:frame>
        <draw:polygon draw:style-name="gr5" draw:text-style-name="P5" draw:layer="layout" svg:width="0cm" svg:height="0.122cm" svg:x="33.171cm" svg:y="27.887cm" svg:viewBox="0 0 0 123" draw:points="0,0 0,123">
          <text:p/>
        </draw:polygon>
        <draw:line draw:style-name="gr6" draw:text-style-name="P4" draw:layer="layout" svg:x1="33.171cm" svg:y1="27.887cm" svg:x2="33.171cm" svg:y2="28.01cm">
          <text:p/>
        </draw:line>
        <draw:frame draw:style-name="gr11" draw:text-style-name="P8" draw:layer="layout" svg:width="7.419cm" svg:height="1.369cm" draw:transform="rotate (1.5707963267949) translate (31.222cm 35.539cm)">
          <draw:text-box>
            <text:p text:style-name="P6"><text:span text:style-name="T2">word last letter</text:span></text:p>
          </draw:text-box>
        </draw:frame>
        <draw:polygon draw:style-name="gr5" draw:text-style-name="P5" draw:layer="layout" svg:width="0cm" svg:height="0.122cm" svg:x="34.316cm" svg:y="27.887cm" svg:viewBox="0 0 0 123" draw:points="0,0 0,123">
          <text:p/>
        </draw:polygon>
        <draw:line draw:style-name="gr6" draw:text-style-name="P4" draw:layer="layout" svg:x1="34.316cm" svg:y1="27.887cm" svg:x2="34.316cm" svg:y2="28.01cm">
          <text:p/>
        </draw:line>
        <draw:frame draw:style-name="gr11" draw:text-style-name="P8" draw:layer="layout" svg:width="11.127cm" svg:height="1.369cm" draw:transform="rotate (1.5707963267949) translate (32.368cm 39.243cm)">
          <draw:text-box>
            <text:p text:style-name="P6"><text:span text:style-name="T2">landmark on continent</text:span></text:p>
          </draw:text-box>
        </draw:frame>
        <draw:polygon draw:style-name="gr5" draw:text-style-name="P5" draw:layer="layout" svg:width="0cm" svg:height="0.122cm" svg:x="35.462cm" svg:y="27.887cm" svg:viewBox="0 0 0 123" draw:points="0,0 0,123">
          <text:p/>
        </draw:polygon>
        <draw:line draw:style-name="gr6" draw:text-style-name="P4" draw:layer="layout" svg:x1="35.462cm" svg:y1="27.887cm" svg:x2="35.462cm" svg:y2="28.01cm">
          <text:p/>
        </draw:line>
        <draw:frame draw:style-name="gr11" draw:text-style-name="P8" draw:layer="layout" svg:width="6.835cm" svg:height="1.369cm" draw:transform="rotate (1.5707963267949) translate (33.513cm 34.957cm)">
          <draw:text-box>
            <text:p text:style-name="P6"><text:span text:style-name="T2">work location</text:span></text:p>
          </draw:text-box>
        </draw:frame>
        <draw:polygon draw:style-name="gr5" draw:text-style-name="P5" draw:layer="layout" svg:width="0cm" svg:height="0.122cm" svg:x="36.607cm" svg:y="27.887cm" svg:viewBox="0 0 0 123" draw:points="0,0 0,123">
          <text:p/>
        </draw:polygon>
        <draw:line draw:style-name="gr6" draw:text-style-name="P4" draw:layer="layout" svg:x1="36.607cm" svg:y1="27.887cm" svg:x2="36.607cm" svg:y2="28.01cm">
          <text:p/>
        </draw:line>
        <draw:frame draw:style-name="gr11" draw:text-style-name="P8" draw:layer="layout" svg:width="9.616cm" svg:height="1.369cm" draw:transform="rotate (1.5707963267949) translate (34.658cm 37.733cm)">
          <draw:text-box>
            <text:p text:style-name="P6"><text:span text:style-name="T2">president birth year</text:span></text:p>
          </draw:text-box>
        </draw:frame>
        <draw:polygon draw:style-name="gr5" draw:text-style-name="P5" draw:layer="layout" svg:width="0cm" svg:height="0.122cm" svg:x="37.753cm" svg:y="27.887cm" svg:viewBox="0 0 0 123" draw:points="0,0 0,123">
          <text:p/>
        </draw:polygon>
        <draw:line draw:style-name="gr6" draw:text-style-name="P4" draw:layer="layout" svg:x1="37.753cm" svg:y1="27.887cm" svg:x2="37.753cm" svg:y2="28.01cm">
          <text:p/>
        </draw:line>
        <draw:frame draw:style-name="gr11" draw:text-style-name="P8" draw:layer="layout" svg:width="11.199cm" svg:height="1.369cm" draw:transform="rotate (1.5707963267949) translate (35.803cm 39.309cm)">
          <draw:text-box>
            <text:p text:style-name="P6"><text:span text:style-name="T2">president election year</text:span></text:p>
          </draw:text-box>
        </draw:frame>
        <draw:polygon draw:style-name="gr5" draw:text-style-name="P5" draw:layer="layout" svg:width="0cm" svg:height="0.122cm" svg:x="38.898cm" svg:y="27.887cm" svg:viewBox="0 0 0 123" draw:points="0,0 0,123">
          <text:p/>
        </draw:polygon>
        <draw:line draw:style-name="gr6" draw:text-style-name="P4" draw:layer="layout" svg:x1="38.898cm" svg:y1="27.887cm" svg:x2="38.898cm" svg:y2="28.01cm">
          <text:p/>
        </draw:line>
        <draw:frame draw:style-name="gr11" draw:text-style-name="P8" draw:layer="layout" svg:width="9.061cm" svg:height="1.369cm" draw:transform="rotate (1.5707963267949) translate (36.949cm 37.186cm)">
          <draw:text-box>
            <text:p text:style-name="P6"><text:span text:style-name="T2">food from country</text:span></text:p>
          </draw:text-box>
        </draw:frame>
        <draw:polygon draw:style-name="gr5" draw:text-style-name="P5" draw:layer="layout" svg:width="0cm" svg:height="0.122cm" svg:x="40.044cm" svg:y="27.887cm" svg:viewBox="0 0 0 123" draw:points="0,0 0,123">
          <text:p/>
        </draw:polygon>
        <draw:line draw:style-name="gr6" draw:text-style-name="P4" draw:layer="layout" svg:x1="40.044cm" svg:y1="27.887cm" svg:x2="40.044cm" svg:y2="28.01cm">
          <text:p/>
        </draw:line>
        <draw:frame draw:style-name="gr11" draw:text-style-name="P8" draw:layer="layout" svg:width="9.036cm" svg:height="1.369cm" draw:transform="rotate (1.5707963267949) translate (38.095cm 37.151cm)">
          <draw:text-box>
            <text:p text:style-name="P6"><text:span text:style-name="T2">person occupation</text:span></text:p>
          </draw:text-box>
        </draw:frame>
        <draw:polygon draw:style-name="gr5" draw:text-style-name="P5" draw:layer="layout" svg:width="0cm" svg:height="0.122cm" svg:x="41.189cm" svg:y="27.887cm" svg:viewBox="0 0 0 123" draw:points="0,0 0,123">
          <text:p/>
        </draw:polygon>
        <draw:line draw:style-name="gr6" draw:text-style-name="P4" draw:layer="layout" svg:x1="41.189cm" svg:y1="27.887cm" svg:x2="41.189cm" svg:y2="28.01cm">
          <text:p/>
        </draw:line>
        <draw:frame draw:style-name="gr11" draw:text-style-name="P8" draw:layer="layout" svg:width="8.041cm" svg:height="1.369cm" draw:transform="rotate (1.5707963267949) translate (39.24cm 36.158cm)">
          <draw:text-box>
            <text:p text:style-name="P6"><text:span text:style-name="T2">task person type</text:span></text:p>
          </draw:text-box>
        </draw:frame>
        <draw:polygon draw:style-name="gr5" draw:text-style-name="P5" draw:layer="layout" svg:width="0cm" svg:height="0.122cm" svg:x="42.335cm" svg:y="27.887cm" svg:viewBox="0 0 0 123" draw:points="0,0 0,123">
          <text:p/>
        </draw:polygon>
        <draw:line draw:style-name="gr6" draw:text-style-name="P4" draw:layer="layout" svg:x1="42.335cm" svg:y1="27.887cm" svg:x2="42.335cm" svg:y2="28.01cm">
          <text:p/>
        </draw:line>
        <draw:frame draw:style-name="gr11" draw:text-style-name="P8" draw:layer="layout" svg:width="7.211cm" svg:height="1.369cm" draw:transform="rotate (1.5707963267949) translate (40.385cm 35.334cm)">
          <draw:text-box>
            <text:p text:style-name="P6"><text:span text:style-name="T2">city in country</text:span></text:p>
          </draw:text-box>
        </draw:frame>
        <draw:polygon draw:style-name="gr5" draw:text-style-name="P5" draw:layer="layout" svg:width="0cm" svg:height="0.122cm" svg:x="43.48cm" svg:y="27.887cm" svg:viewBox="0 0 0 123" draw:points="0,0 0,123">
          <text:p/>
        </draw:polygon>
        <draw:line draw:style-name="gr6" draw:text-style-name="P4" draw:layer="layout" svg:x1="43.48cm" svg:y1="27.887cm" svg:x2="43.48cm" svg:y2="28.01cm">
          <text:p/>
        </draw:line>
        <draw:frame draw:style-name="gr11" draw:text-style-name="P8" draw:layer="layout" svg:width="8.486cm" svg:height="1.369cm" draw:transform="rotate (1.5707963267949) translate (41.532cm 36.603cm)">
          <draw:text-box>
            <text:p text:style-name="P6"><text:span text:style-name="T2">superhero person</text:span></text:p>
          </draw:text-box>
        </draw:frame>
        <draw:polygon draw:style-name="gr5" draw:text-style-name="P5" draw:layer="layout" svg:width="0cm" svg:height="0.122cm" svg:x="44.626cm" svg:y="27.887cm" svg:viewBox="0 0 0 123" draw:points="0,0 0,123">
          <text:p/>
        </draw:polygon>
        <draw:line draw:style-name="gr6" draw:text-style-name="P4" draw:layer="layout" svg:x1="44.626cm" svg:y1="27.887cm" svg:x2="44.626cm" svg:y2="28.01cm">
          <text:p/>
        </draw:line>
        <draw:frame draw:style-name="gr11" draw:text-style-name="P8" draw:layer="layout" svg:width="10.374cm" svg:height="1.369cm" draw:transform="rotate (1.5707963267949) translate (42.677cm 38.492cm)">
          <draw:text-box>
            <text:p text:style-name="P6"><text:span text:style-name="T2">person sport position</text:span></text:p>
          </draw:text-box>
        </draw:frame>
        <draw:polygon draw:style-name="gr5" draw:text-style-name="P5" draw:layer="layout" svg:width="0cm" svg:height="0.122cm" svg:x="45.771cm" svg:y="27.887cm" svg:viewBox="0 0 0 123" draw:points="0,0 0,123">
          <text:p/>
        </draw:polygon>
        <draw:line draw:style-name="gr6" draw:text-style-name="P4" draw:layer="layout" svg:x1="45.771cm" svg:y1="27.887cm" svg:x2="45.771cm" svg:y2="28.01cm">
          <text:p/>
        </draw:line>
        <draw:frame draw:style-name="gr11" draw:text-style-name="P8" draw:layer="layout" svg:width="11.407cm" svg:height="1.369cm" draw:transform="rotate (1.5707963267949) translate (43.823cm 39.516cm)">
          <draw:text-box>
            <text:p text:style-name="P6"><text:span text:style-name="T2">star constellation name</text:span></text:p>
          </draw:text-box>
        </draw:frame>
        <draw:polygon draw:style-name="gr5" draw:text-style-name="P5" draw:layer="layout" svg:width="0cm" svg:height="0.122cm" svg:x="46.917cm" svg:y="27.887cm" svg:viewBox="0 0 0 123" draw:points="0,0 0,123">
          <text:p/>
        </draw:polygon>
        <draw:line draw:style-name="gr6" draw:text-style-name="P4" draw:layer="layout" svg:x1="46.917cm" svg:y1="27.887cm" svg:x2="46.917cm" svg:y2="28.01cm">
          <text:p/>
        </draw:line>
        <draw:frame draw:style-name="gr11" draw:text-style-name="P8" draw:layer="layout" svg:width="10.027cm" svg:height="1.369cm" draw:transform="rotate (1.5707963267949) translate (44.967cm 38.146cm)">
          <draw:text-box>
            <text:p text:style-name="P6"><text:span text:style-name="T2">landmark in country</text:span></text:p>
          </draw:text-box>
        </draw:frame>
        <draw:polygon draw:style-name="gr5" draw:text-style-name="P5" draw:layer="layout" svg:width="0cm" svg:height="0.122cm" svg:x="48.062cm" svg:y="27.887cm" svg:viewBox="0 0 0 123" draw:points="0,0 0,123">
          <text:p/>
        </draw:polygon>
        <draw:line draw:style-name="gr6" draw:text-style-name="P4" draw:layer="layout" svg:x1="48.062cm" svg:y1="27.887cm" svg:x2="48.062cm" svg:y2="28.01cm">
          <text:p/>
        </draw:line>
        <draw:frame draw:style-name="gr11" draw:text-style-name="P8" draw:layer="layout" svg:width="10.166cm" svg:height="1.369cm" draw:transform="rotate (1.5707963267949) translate (46.112cm 38.283cm)">
          <draw:text-box>
            <text:p text:style-name="P6"><text:span text:style-name="T2">product by company</text:span></text:p>
          </draw:text-box>
        </draw:frame>
        <draw:polygon draw:style-name="gr5" draw:text-style-name="P5" draw:layer="layout" svg:width="0cm" svg:height="0.122cm" svg:x="49.207cm" svg:y="27.887cm" svg:viewBox="0 0 0 123" draw:points="0,0 0,123">
          <text:p/>
        </draw:polygon>
        <draw:line draw:style-name="gr6" draw:text-style-name="P4" draw:layer="layout" svg:x1="49.207cm" svg:y1="27.887cm" svg:x2="49.207cm" svg:y2="28.01cm">
          <text:p/>
        </draw:line>
        <draw:frame draw:style-name="gr11" draw:text-style-name="P8" draw:layer="layout" svg:width="11.305cm" svg:height="1.369cm" draw:transform="rotate (1.5707963267949) translate (47.259cm 39.413cm)">
          <draw:text-box>
            <text:p text:style-name="P6"><text:span text:style-name="T2">superhero archnemesis</text:span></text:p>
          </draw:text-box>
        </draw:frame>
        <draw:polygon draw:style-name="gr5" draw:text-style-name="P5" draw:layer="layout" svg:width="0cm" svg:height="0.122cm" svg:x="50.353cm" svg:y="27.887cm" svg:viewBox="0 0 0 123" draw:points="0,0 0,123">
          <text:p/>
        </draw:polygon>
        <draw:line draw:style-name="gr6" draw:text-style-name="P4" draw:layer="layout" svg:x1="50.353cm" svg:y1="27.887cm" svg:x2="50.353cm" svg:y2="28.01cm">
          <text:p/>
        </draw:line>
        <draw:frame draw:style-name="gr11" draw:text-style-name="P8" draw:layer="layout" svg:width="8.486cm" svg:height="1.369cm" draw:transform="rotate (1.5707963267949) translate (48.403cm 36.604cm)">
          <draw:text-box>
            <text:p text:style-name="P6"><text:span text:style-name="T2">task done by tool</text:span></text:p>
          </draw:text-box>
        </draw:frame>
        <draw:polygon draw:style-name="gr5" draw:text-style-name="P5" draw:layer="layout" svg:width="0cm" svg:height="0.122cm" svg:x="51.498cm" svg:y="27.887cm" svg:viewBox="0 0 0 123" draw:points="0,0 0,123">
          <text:p/>
        </draw:polygon>
        <draw:line draw:style-name="gr6" draw:text-style-name="P4" draw:layer="layout" svg:x1="51.498cm" svg:y1="27.887cm" svg:x2="51.498cm" svg:y2="28.01cm">
          <text:p/>
        </draw:line>
        <draw:frame draw:style-name="gr11" draw:text-style-name="P8" draw:layer="layout" svg:width="6.081cm" svg:height="1.369cm" draw:transform="rotate (1.5707963267949) translate (49.549cm 34.203cm)">
          <draw:text-box>
            <text:p text:style-name="P6"><text:span text:style-name="T2">company hq</text:span></text:p>
          </draw:text-box>
        </draw:frame>
        <draw:polygon draw:style-name="gr5" draw:text-style-name="P5" draw:layer="layout" svg:width="0cm" svg:height="0.122cm" svg:x="52.644cm" svg:y="27.887cm" svg:viewBox="0 0 0 123" draw:points="0,0 0,123">
          <text:p/>
        </draw:polygon>
        <draw:line draw:style-name="gr6" draw:text-style-name="P4" draw:layer="layout" svg:x1="52.644cm" svg:y1="27.887cm" svg:x2="52.644cm" svg:y2="28.01cm">
          <text:p/>
        </draw:line>
        <draw:frame draw:style-name="gr11" draw:text-style-name="P8" draw:layer="layout" svg:width="9.582cm" svg:height="1.369cm" draw:transform="rotate (1.5707963267949) translate (50.695cm 37.701cm)">
          <draw:text-box>
            <text:p text:style-name="P6"><text:span text:style-name="T2">pokemon evolution</text:span></text:p>
          </draw:text-box>
        </draw:frame>
        <draw:polygon draw:style-name="gr5" draw:text-style-name="P5" draw:layer="layout" svg:width="0cm" svg:height="0.122cm" svg:x="53.789cm" svg:y="27.887cm" svg:viewBox="0 0 0 123" draw:points="0,0 0,123">
          <text:p/>
        </draw:polygon>
        <draw:line draw:style-name="gr6" draw:text-style-name="P4" draw:layer="layout" svg:x1="53.789cm" svg:y1="27.887cm" svg:x2="53.789cm" svg:y2="28.01cm">
          <text:p/>
        </draw:line>
        <draw:frame draw:style-name="gr11" draw:text-style-name="P8" draw:layer="layout" svg:width="7.11cm" svg:height="1.369cm" draw:transform="rotate (1.5707963267949) translate (51.841cm 35.232cm)">
          <draw:text-box>
            <text:p text:style-name="P6"><text:span text:style-name="T2">person mother</text:span></text:p>
          </draw:text-box>
        </draw:frame>
        <draw:polygon draw:style-name="gr5" draw:text-style-name="P5" draw:layer="layout" svg:width="0cm" svg:height="0.122cm" svg:x="54.935cm" svg:y="27.887cm" svg:viewBox="0 0 0 123" draw:points="0,0 0,123">
          <text:p/>
        </draw:polygon>
        <draw:line draw:style-name="gr6" draw:text-style-name="P4" draw:layer="layout" svg:x1="54.935cm" svg:y1="27.887cm" svg:x2="54.935cm" svg:y2="28.01cm">
          <text:p/>
        </draw:line>
        <draw:frame draw:style-name="gr11" draw:text-style-name="P8" draw:layer="layout" svg:width="6.492cm" svg:height="1.369cm" draw:transform="rotate (1.5707963267949) translate (52.986cm 34.613cm)">
          <draw:text-box>
            <text:p text:style-name="P6"><text:span text:style-name="T2">person father</text:span></text:p>
          </draw:text-box>
        </draw:frame>
        <draw:polygon draw:style-name="gr5" draw:text-style-name="P5" draw:layer="layout" svg:width="0.122cm" svg:height="0cm" svg:x="2.464cm" svg:y="27.887cm" svg:viewBox="0 0 123 0" draw:points="123,0 0,0">
          <text:p/>
        </draw:polygon>
        <draw:line draw:style-name="gr6" draw:text-style-name="P4" draw:layer="layout" svg:x1="2.587cm" svg:y1="27.887cm" svg:x2="2.464cm" svg:y2="27.887cm">
          <text:p/>
        </draw:line>
        <draw:frame draw:style-name="gr11" draw:text-style-name="P8" draw:layer="layout" svg:width="7.317cm" svg:height="1.369cm" draw:transform="rotate (1.5707963267949) translate (54.13cm 35.438cm)">
          <draw:text-box>
            <text:p text:style-name="P6"><text:span text:style-name="T2">company CEO</text:span></text:p>
          </draw:text-box>
        </draw:frame>
        <draw:polygon draw:style-name="gr5" draw:text-style-name="P5" draw:layer="layout" svg:width="0.122cm" svg:height="0cm" svg:x="2.464cm" svg:y="26.713cm" svg:viewBox="0 0 123 0" draw:points="123,0 0,0">
          <text:p/>
        </draw:polygon>
        <draw:line draw:style-name="gr6" draw:text-style-name="P4" draw:layer="layout" svg:x1="2.587cm" svg:y1="26.713cm" svg:x2="2.464cm" svg:y2="26.713cm">
          <text:p/>
        </draw:line>
        <draw:frame draw:style-name="gr7" draw:text-style-name="P7" draw:layer="layout" svg:width="1.06cm" svg:height="0.937cm" svg:x="1.282cm" svg:y="27.427cm">
          <draw:text-box>
            <text:p text:style-name="P6"><text:span text:style-name="T1">0.0</text:span></text:p>
          </draw:text-box>
        </draw:frame>
        <draw:polygon draw:style-name="gr5" draw:text-style-name="P5" draw:layer="layout" svg:width="0.122cm" svg:height="0cm" svg:x="2.464cm" svg:y="25.54cm" svg:viewBox="0 0 123 0" draw:points="123,0 0,0">
          <text:p/>
        </draw:polygon>
        <draw:line draw:style-name="gr6" draw:text-style-name="P4" draw:layer="layout" svg:x1="2.587cm" svg:y1="25.54cm" svg:x2="2.464cm" svg:y2="25.54cm">
          <text:p/>
        </draw:line>
        <draw:frame draw:style-name="gr7" draw:text-style-name="P7" draw:layer="layout" svg:width="1.06cm" svg:height="0.937cm" svg:x="1.282cm" svg:y="26.254cm">
          <draw:text-box>
            <text:p text:style-name="P6"><text:span text:style-name="T1">0.1</text:span></text:p>
          </draw:text-box>
        </draw:frame>
        <draw:polygon draw:style-name="gr5" draw:text-style-name="P5" draw:layer="layout" svg:width="0.122cm" svg:height="0cm" svg:x="2.464cm" svg:y="24.367cm" svg:viewBox="0 0 123 0" draw:points="123,0 0,0">
          <text:p/>
        </draw:polygon>
        <draw:line draw:style-name="gr6" draw:text-style-name="P4" draw:layer="layout" svg:x1="2.587cm" svg:y1="24.367cm" svg:x2="2.464cm" svg:y2="24.367cm">
          <text:p/>
        </draw:line>
        <draw:frame draw:style-name="gr7" draw:text-style-name="P7" draw:layer="layout" svg:width="1.06cm" svg:height="0.937cm" svg:x="1.282cm" svg:y="25.08cm">
          <draw:text-box>
            <text:p text:style-name="P6"><text:span text:style-name="T1">0.2</text:span></text:p>
          </draw:text-box>
        </draw:frame>
        <draw:polygon draw:style-name="gr5" draw:text-style-name="P5" draw:layer="layout" svg:width="0.122cm" svg:height="0cm" svg:x="2.464cm" svg:y="23.193cm" svg:viewBox="0 0 123 0" draw:points="123,0 0,0">
          <text:p/>
        </draw:polygon>
        <draw:line draw:style-name="gr6" draw:text-style-name="P4" draw:layer="layout" svg:x1="2.587cm" svg:y1="23.193cm" svg:x2="2.464cm" svg:y2="23.193cm">
          <text:p/>
        </draw:line>
        <draw:frame draw:style-name="gr7" draw:text-style-name="P7" draw:layer="layout" svg:width="1.06cm" svg:height="0.937cm" svg:x="1.282cm" svg:y="23.907cm">
          <draw:text-box>
            <text:p text:style-name="P6"><text:span text:style-name="T1">0.3</text:span></text:p>
          </draw:text-box>
        </draw:frame>
        <draw:polygon draw:style-name="gr5" draw:text-style-name="P5" draw:layer="layout" svg:width="0.122cm" svg:height="0cm" svg:x="2.464cm" svg:y="22.02cm" svg:viewBox="0 0 123 0" draw:points="123,0 0,0">
          <text:p/>
        </draw:polygon>
        <draw:line draw:style-name="gr6" draw:text-style-name="P4" draw:layer="layout" svg:x1="2.587cm" svg:y1="22.02cm" svg:x2="2.464cm" svg:y2="22.02cm">
          <text:p/>
        </draw:line>
        <draw:frame draw:style-name="gr7" draw:text-style-name="P7" draw:layer="layout" svg:width="1.06cm" svg:height="0.937cm" svg:x="1.282cm" svg:y="22.733cm">
          <draw:text-box>
            <text:p text:style-name="P6"><text:span text:style-name="T1">0.4</text:span></text:p>
          </draw:text-box>
        </draw:frame>
        <draw:polygon draw:style-name="gr5" draw:text-style-name="P5" draw:layer="layout" svg:width="0.122cm" svg:height="0cm" svg:x="2.464cm" svg:y="20.846cm" svg:viewBox="0 0 123 0" draw:points="123,0 0,0">
          <text:p/>
        </draw:polygon>
        <draw:line draw:style-name="gr6" draw:text-style-name="P4" draw:layer="layout" svg:x1="2.587cm" svg:y1="20.846cm" svg:x2="2.464cm" svg:y2="20.846cm">
          <text:p/>
        </draw:line>
        <draw:frame draw:style-name="gr7" draw:text-style-name="P7" draw:layer="layout" svg:width="1.06cm" svg:height="0.937cm" svg:x="1.282cm" svg:y="21.56cm">
          <draw:text-box>
            <text:p text:style-name="P6"><text:span text:style-name="T1">0.5</text:span></text:p>
          </draw:text-box>
        </draw:frame>
        <draw:polygon draw:style-name="gr5" draw:text-style-name="P5" draw:layer="layout" svg:width="0.122cm" svg:height="0cm" svg:x="2.464cm" svg:y="19.673cm" svg:viewBox="0 0 123 0" draw:points="123,0 0,0">
          <text:p/>
        </draw:polygon>
        <draw:line draw:style-name="gr6" draw:text-style-name="P4" draw:layer="layout" svg:x1="2.587cm" svg:y1="19.673cm" svg:x2="2.464cm" svg:y2="19.673cm">
          <text:p/>
        </draw:line>
        <draw:frame draw:style-name="gr7" draw:text-style-name="P7" draw:layer="layout" svg:width="1.06cm" svg:height="0.937cm" svg:x="1.282cm" svg:y="20.386cm">
          <draw:text-box>
            <text:p text:style-name="P6"><text:span text:style-name="T1">0.6</text:span></text:p>
          </draw:text-box>
        </draw:frame>
        <draw:polygon draw:style-name="gr5" draw:text-style-name="P5" draw:layer="layout" svg:width="0.122cm" svg:height="0cm" svg:x="2.464cm" svg:y="18.499cm" svg:viewBox="0 0 123 0" draw:points="123,0 0,0">
          <text:p/>
        </draw:polygon>
        <draw:line draw:style-name="gr6" draw:text-style-name="P4" draw:layer="layout" svg:x1="2.587cm" svg:y1="18.499cm" svg:x2="2.464cm" svg:y2="18.499cm">
          <text:p/>
        </draw:line>
        <draw:frame draw:style-name="gr7" draw:text-style-name="P7" draw:layer="layout" svg:width="1.06cm" svg:height="0.937cm" svg:x="1.282cm" svg:y="19.213cm">
          <draw:text-box>
            <text:p text:style-name="P6"><text:span text:style-name="T1">0.7</text:span></text:p>
          </draw:text-box>
        </draw:frame>
        <draw:polygon draw:style-name="gr5" draw:text-style-name="P5" draw:layer="layout" svg:width="0.122cm" svg:height="0cm" svg:x="2.464cm" svg:y="17.326cm" svg:viewBox="0 0 123 0" draw:points="123,0 0,0">
          <text:p/>
        </draw:polygon>
        <draw:line draw:style-name="gr6" draw:text-style-name="P4" draw:layer="layout" svg:x1="2.587cm" svg:y1="17.326cm" svg:x2="2.464cm" svg:y2="17.326cm">
          <text:p/>
        </draw:line>
        <draw:frame draw:style-name="gr7" draw:text-style-name="P7" draw:layer="layout" svg:width="1.06cm" svg:height="0.937cm" svg:x="1.282cm" svg:y="18.039cm">
          <draw:text-box>
            <text:p text:style-name="P6"><text:span text:style-name="T1">0.8</text:span></text:p>
          </draw:text-box>
        </draw:frame>
        <draw:polygon draw:style-name="gr5" draw:text-style-name="P5" draw:layer="layout" svg:width="0.122cm" svg:height="0cm" svg:x="2.464cm" svg:y="16.152cm" svg:viewBox="0 0 123 0" draw:points="123,0 0,0">
          <text:p/>
        </draw:polygon>
        <draw:line draw:style-name="gr6" draw:text-style-name="P4" draw:layer="layout" svg:x1="2.587cm" svg:y1="16.152cm" svg:x2="2.464cm" svg:y2="16.152cm">
          <text:p/>
        </draw:line>
        <draw:frame draw:style-name="gr7" draw:text-style-name="P7" draw:layer="layout" svg:width="1.06cm" svg:height="0.937cm" svg:x="1.282cm" svg:y="16.866cm">
          <draw:text-box>
            <text:p text:style-name="P6"><text:span text:style-name="T1">0.9</text:span></text:p>
          </draw:text-box>
        </draw:frame>
        <draw:frame draw:style-name="gr7" draw:text-style-name="P7" draw:layer="layout" svg:width="1.06cm" svg:height="0.937cm" svg:x="1.282cm" svg:y="15.692cm">
          <draw:text-box>
            <text:p text:style-name="P6"><text:span text:style-name="T1">1.0</text:span></text:p>
          </draw:text-box>
        </draw:frame>
        <draw:line draw:style-name="gr8" draw:text-style-name="P4" draw:layer="layout" svg:x1="2.587cm" svg:y1="27.887cm" svg:x2="55.737cm" svg:y2="27.887cm">
          <text:p/>
        </draw:line>
        <draw:line draw:style-name="gr9" draw:text-style-name="P4" draw:layer="layout" svg:x1="2.587cm" svg:y1="26.713cm" svg:x2="55.737cm" svg:y2="26.713cm">
          <text:p/>
        </draw:line>
        <draw:line draw:style-name="gr9" draw:text-style-name="P4" draw:layer="layout" svg:x1="2.587cm" svg:y1="25.54cm" svg:x2="55.737cm" svg:y2="25.54cm">
          <text:p/>
        </draw:line>
        <draw:line draw:style-name="gr9" draw:text-style-name="P4" draw:layer="layout" svg:x1="2.587cm" svg:y1="24.367cm" svg:x2="55.737cm" svg:y2="24.367cm">
          <text:p/>
        </draw:line>
        <draw:line draw:style-name="gr9" draw:text-style-name="P4" draw:layer="layout" svg:x1="2.587cm" svg:y1="23.193cm" svg:x2="55.737cm" svg:y2="23.193cm">
          <text:p/>
        </draw:line>
        <draw:line draw:style-name="gr9" draw:text-style-name="P4" draw:layer="layout" svg:x1="2.587cm" svg:y1="22.02cm" svg:x2="55.737cm" svg:y2="22.02cm">
          <text:p/>
        </draw:line>
        <draw:line draw:style-name="gr9" draw:text-style-name="P4" draw:layer="layout" svg:x1="2.587cm" svg:y1="20.846cm" svg:x2="55.737cm" svg:y2="20.846cm">
          <text:p/>
        </draw:line>
        <draw:line draw:style-name="gr9" draw:text-style-name="P4" draw:layer="layout" svg:x1="2.587cm" svg:y1="19.673cm" svg:x2="55.737cm" svg:y2="19.673cm">
          <text:p/>
        </draw:line>
        <draw:line draw:style-name="gr9" draw:text-style-name="P4" draw:layer="layout" svg:x1="2.587cm" svg:y1="18.499cm" svg:x2="55.737cm" svg:y2="18.499cm">
          <text:p/>
        </draw:line>
        <draw:line draw:style-name="gr9" draw:text-style-name="P4" draw:layer="layout" svg:x1="2.587cm" svg:y1="17.326cm" svg:x2="55.737cm" svg:y2="17.326cm">
          <text:p/>
        </draw:line>
        <draw:line draw:style-name="gr8" draw:text-style-name="P4" draw:layer="layout" svg:x1="2.587cm" svg:y1="16.152cm" svg:x2="55.737cm" svg:y2="16.152cm">
          <text:p/>
        </draw:line>
        <draw:line draw:style-name="gr10" draw:text-style-name="P4" draw:layer="layout" svg:x1="2.587cm" svg:y1="27.887cm" svg:x2="2.587cm" svg:y2="16.152cm">
          <text:p/>
        </draw:line>
        <draw:line draw:style-name="gr10" draw:text-style-name="P4" draw:layer="layout" svg:x1="55.737cm" svg:y1="27.887cm" svg:x2="55.737cm" svg:y2="16.152cm">
          <text:p/>
        </draw:line>
        <draw:line draw:style-name="gr10" draw:text-style-name="P4" draw:layer="layout" svg:x1="2.587cm" svg:y1="27.887cm" svg:x2="55.737cm" svg:y2="27.887cm">
          <text:p/>
        </draw:line>
        <draw:line draw:style-name="gr10" draw:text-style-name="P4" draw:layer="layout" svg:x1="2.587cm" svg:y1="16.152cm" svg:x2="55.737cm" svg:y2="16.152cm">
          <text:p/>
        </draw:line>
        <draw:frame draw:style-name="gr11" draw:text-style-name="P8" draw:layer="layout" svg:width="6.047cm" svg:height="1.369cm" draw:transform="rotate (1.5707963267949) translate (-0.223cm 25.038cm)">
          <draw:text-box>
            <text:p text:style-name="P6"><text:span text:style-name="T2">Faithfulness</text:span></text:p>
          </draw:text-box>
        </draw:frame>
        <draw:frame draw:style-name="gr12" draw:text-style-name="P9" draw:layer="layout" svg:width="21.215cm" svg:height="1.758cm" svg:x="18.559cm" svg:y="14.209cm">
          <draw:text-box>
            <text:p text:style-name="P6"><text:span text:style-name="T3">LRE faithfulness in LLaMA-13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778cm" fo:page-height="57.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9-18T22:54:47.507378714</dc:date>
    <meta:editing-duration>PT12M25S</meta:editing-duration>
    <meta:editing-cycles>1</meta:editing-cycles>
    <meta:document-statistic meta:object-count="608"/>
    <meta:generator>LibreOffice/7.3.7.2$Linux_X86_64 LibreOffice_project/30$Build-2</meta:generator>
  </office:meta>
</office:document-meta>
</file>